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fo:font-size="14pt" fo:font-weight="bold" style:font-size-asian="14pt" style:font-weight-asian="bold" style:font-size-complex="14pt" style:font-weight-complex="bold"/>
    </style:style>
    <style:style style:name="P2" style:family="paragraph" style:parent-style-name="Standard">
      <style:paragraph-properties fo:line-height="150%" fo:text-align="justify" style:justify-single-word="false"/>
      <style:text-properties style:font-name="Arial" fo:font-size="11pt" style:font-size-asian="11pt" style:font-size-complex="11pt"/>
    </style:style>
    <style:style style:name="P3" style:family="paragraph" style:parent-style-name="Standard">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4" style:family="paragraph" style:parent-style-name="Standard">
      <style:paragraph-properties fo:line-height="150%" fo:text-align="justify" style:justify-single-word="false"/>
      <style:text-properties style:font-name="Arial" fo:font-size="11pt" fo:language="de" fo:country="DE" fo:font-weight="normal" style:font-size-asian="11pt" style:font-weight-asian="normal" style:font-size-complex="11pt" style:font-weight-complex="normal"/>
    </style:style>
    <style:style style:name="P5" style:family="paragraph" style:parent-style-name="Standard">
      <style:paragraph-properties fo:margin-left="0in" fo:margin-right="0in" fo:line-height="150%" fo:text-align="start" style:justify-single-word="false" fo:text-indent="0in" style:auto-text-indent="false"/>
      <style:text-properties style:font-name="Arial" fo:font-size="14pt" fo:language="de" fo:country="DE" fo:font-weight="bold" style:font-size-asian="14pt" style:font-weight-asian="bold" style:font-size-complex="14pt" style:font-weight-complex="bold"/>
    </style:style>
    <style:style style:name="P6" style:family="paragraph" style:parent-style-name="Standard">
      <style:paragraph-properties fo:margin-left="0in" fo:margin-right="0in" fo:line-height="150%" fo:text-align="justify" style:justify-single-word="false" fo:text-indent="0in" style:auto-text-indent="false"/>
      <style:text-properties style:font-name="Arial" fo:font-size="11pt" fo:language="de" fo:country="DE" fo:font-weight="normal" style:font-size-asian="11pt" style:font-weight-asian="normal" style:font-size-complex="11pt" style:font-weight-complex="normal"/>
    </style:style>
    <style:style style:name="P7" style:family="paragraph" style:parent-style-name="Standard">
      <style:paragraph-properties fo:margin-left="0in" fo:margin-right="0in" fo:line-height="150%" fo:text-align="start" style:justify-single-word="false" fo:text-indent="0in" style:auto-text-indent="false"/>
      <style:text-properties style:font-name="Arial" fo:font-size="11pt" fo:language="de" fo:country="DE" fo:font-weight="normal" style:font-size-asian="11pt" style:font-weight-asian="normal" style:font-size-complex="11pt" style:font-weight-complex="normal"/>
    </style:style>
    <style:style style:name="P8" style:family="paragraph" style:parent-style-name="_5f_OOoComputerCode">
      <style:text-properties fo:font-size="8pt" style:font-size-asian="8pt" style:font-size-complex="8pt"/>
    </style:style>
    <style:style style:name="P9" style:family="paragraph" style:parent-style-name="_5f_OOoComputerCode">
      <style:paragraph-properties fo:line-height="150%"/>
    </style:style>
    <style:style style:name="P10" style:family="paragraph" style:parent-style-name="_5f_OOoComputerCode">
      <style:text-properties fo:font-size="8pt" style:font-size-asian="8pt" style:font-size-complex="8pt"/>
    </style:style>
    <style:style style:name="P11" style:family="paragraph" style:parent-style-name="Standard">
      <style:paragraph-properties fo:margin-left="0in" fo:margin-right="0in" fo:line-height="150%" fo:text-align="start" style:justify-single-word="false" fo:text-indent="0in" style:auto-text-indent="false"/>
      <style:text-properties style:font-name="Arial" fo:font-size="11pt" fo:language="de" fo:country="DE" fo:font-weight="normal" style:font-size-asian="11pt" style:font-weight-asian="normal" style:font-size-complex="11pt" style:font-weight-complex="normal"/>
    </style:style>
    <style:style style:name="P12" style:family="paragraph" style:parent-style-name="Standard">
      <style:paragraph-properties fo:line-height="150%" fo:text-align="justify" style:justify-single-word="false"/>
      <style:text-properties style:font-name="Arial" fo:font-size="11pt" fo:language="de" fo:country="DE" fo:font-weight="normal" style:font-size-asian="11pt" style:font-weight-asian="normal" style:font-size-complex="11pt" style:font-weight-complex="normal"/>
    </style:style>
    <style:style style:name="T1" style:family="text">
      <style:text-properties fo:font-size="8pt" style:font-size-asian="8pt" style:font-size-complex="8pt"/>
    </style:style>
    <style:style style:name="T2" style:family="text">
      <style:text-properties fo:font-size="10.5pt" style:font-size-asian="10.5pt" style:font-size-complex="10.5pt"/>
    </style:style>
    <style:style style:name="T3" style:family="text">
      <style:text-properties style:font-name="Arial" fo:font-size="10.5pt" fo:language="de" fo:country="DE" style:font-size-asian="10.5pt" style:font-size-complex="10.5pt"/>
    </style:style>
    <style:style style:name="T4" style:family="text">
      <style:text-properties fo:color="#000000" style:font-name="Arial" fo:language="de" fo:country="DE"/>
    </style:style>
    <style:style style:name="T5" style:family="text">
      <style:text-properties fo:color="#000000" style:font-name="Arial" fo:font-size="10.5pt" fo:language="de" fo:country="DE" style:font-size-asian="10.5pt" style:font-size-complex="10.5pt"/>
    </style:style>
    <style:style style:name="T6" style:family="text">
      <style:text-properties fo:color="#000000" style:font-name="Arial" fo:font-size="11pt" fo:language="de" fo:country="DE" style:font-size-asian="11pt" style:font-size-complex="11pt"/>
    </style:style>
    <style:style style:name="T7" style:family="text">
      <style:text-properties fo:color="#000000" style:font-name="Courier New" fo:font-size="10.5pt" fo:language="de" fo:country="DE" style:font-size-asian="10.5pt" style:font-size-complex="10.5pt"/>
    </style:style>
    <style:style style:name="T8" style:family="text">
      <style:text-properties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dienungsanleitung</text:p>
      <text:p text:style-name="P2">A <text:tab/><text:tab/><text:tab/><text:tab/><text:tab/>–<text:tab/><text:tab/><text:tab/>Block nach links bewegen</text:p>
      <text:p text:style-name="P2">D <text:tab/><text:tab/><text:tab/><text:tab/><text:tab/>–<text:tab/><text:tab/><text:tab/>Block nach rechts bewegen</text:p>
      <text:p text:style-name="P2">K <text:tab/><text:tab/><text:tab/><text:tab/><text:tab/>–<text:tab/><text:tab/><text:tab/>Block gegen den Uhrzeigersinn drehen</text:p>
      <text:p text:style-name="P2">L <text:tab/><text:tab/><text:tab/><text:tab/><text:tab/>–<text:tab/><text:tab/><text:tab/>Block im Uhrzeigersinn drehen</text:p>
      <text:p text:style-name="P2">0<text:tab/><text:tab/><text:tab/><text:tab/><text:tab/>–<text:tab/><text:tab/><text:tab/>Neues Spiel</text:p>
      <text:p text:style-name="P2">Sonstiges (Empfehlung: S)<text:tab/><text:tab/>–<text:tab/><text:tab/><text:tab/>Block nach unten bewegen</text:p>
      <text:p text:style-name="P2"/>
      <text:p text:style-name="P2">Glossar: Element, Block, Pivotelement, aktiver Block, Spielfeld, Kästchen</text:p>
      <text:p text:style-name="P2"/>
      <text:p text:style-name="P1">Systemarchitektur</text:p>
      <text:p text:style-name="P3"><text:tab/>Die Anwendung bedient sich einer Client-Server Architektur. Der Client dient ausschließlich der Darstellung des Spielzustandes und der Übertragung von Tasteneingaben, was durch Javascript Code, der die Tasteneingaben erfasst und per Query String an den Server schickt, erfolgt. Sämtliche spielmechanische Tätigkeiten finden serverseitig statt und sind in PHP implementiert. Auch die Grafik wird serverseitig generiert und als JPEG-Bild an den Client gesendet.</text:p>
      <text:p text:style-name="P3"><text:tab/>Der Code ist auf die Dateien tetris.php, graphics.php, functions.php und config.php aufgeteilt. In tetris.php ist der Spielablauf festgelegt: Hier spawnt und fällt ein zufälliger Tetris-Block, dreht und verschiebt sich, je nach den vom Client übermittelten Tasteneingaben, sofern die Bewegung im Rahmen der Spielregeln ist. Der Block kann sich absetzen, was zur Folge hat dass volle Reihen ermittelt und entfernt werden, und der Punktestand je nach Anzahl der entfernten Reihen aktualisiert wird.</text:p>
      <text:p text:style-name="P3"><text:tab/>Für Operationen und Fragestellungen, die in tetris.php immer wieder ausgeführt, bzw. beantwortet werden müssen, sind Funktionen, die in der Datei functions.php implementiert wurden, zuständig. Hierbei sind die Operationen die zwei möglichen Rotationen des aktiven Tetris-Blocks. Wiederkehrende Fragestellungen sind, ob ein gegebener Spielzustand den Regel konform ist, und ob der aktive Block zur Ruhe gekommen ist.</text:p>
      <text:p text:style-name="P4"><text:tab/>Die Datei graphics.php beinhaltet den Code, der das den Spielzustand darstellende Bild erzeugt. Sämtliche, mehr oder weniger willkürliche, Festlegungen sind in der Datei config.php eingestellt. Dies beinhaltet die Größe des Spielfeldes, die Auflösung der Darstellung, die Steuerung, die Textfarben und Farben der einzelnen Tetrisblöcke und die <text:span text:style-name="T8">Spawnposition eines neuen Blockes</text:span>. Allerdings sind auch grundlegendere Dinge, wie die Form der Blöcke oder der Zustand eines neuen Spielfeldes hier festgelegt.</text:p>
      <text:p text:style-name="P4"/>
      <text:p text:style-name="P4"/>
      <text:p text:style-name="P5"><text:soft-page-break/>Beschreibung eines technischen Teilaspektes:</text:p>
      <text:p text:style-name="P5">Spielmechanische Implementierung</text:p>
      <text:p text:style-name="P5"/>
      <text:p text:style-name="P7">Der Spielzustand ist bestimmt durch folgende Variablen:</text:p>
      <text:p text:style-name="P7"/>
      <text:p text:style-name="P7"><text:span text:style-name="_5f_PHPSpecial"><text:span text:style-name="T2">$</text:span></text:span><text:span text:style-name="_5f_PHPIdent"><text:span text:style-name="T2">block</text:span></text:span> ist ein zweidimensionales Array, dass die Art des Tetris-Blockes, der gerade Aktiv ist, darstellt. Da jeder Tetris-Block aus vier Elementen besteht, und eine Farbe hat, hat <text:span text:style-name="_5f_PHPSpecial"><text:span text:style-name="T2">$</text:span></text:span><text:span text:style-name="_5f_PHPIdent"><text:span text:style-name="T2">block</text:span></text:span><text:span text:style-name="_5f_PHPIdent"><text:span text:style-name="T3"> </text:span></text:span><text:span text:style-name="_5f_PHPIdent"><text:span text:style-name="T4">vier Eintragungen: Die ersten drei sind jeweils Koordinatenpaare, die die Position der relativ zum Pivotelement darstellen. Das Pivotelement ist implizit (siehe unten). Der vierte Eintrag im Array </text:span></text:span><text:span text:style-name="_5f_PHPSpecial"><text:span text:style-name="T2">$</text:span></text:span><text:span text:style-name="_5f_PHPIdent"><text:span text:style-name="T2">block </text:span></text:span><text:span text:style-name="_5f_PHPIdent"><text:span text:style-name="T5">ist die Farbe des Tetris-Blockes.</text:span></text:span></text:p>
      <text:p text:style-name="P7"><text:span text:style-name="_5f_PHPIdent"><text:span text:style-name="T5"/></text:span></text:p>
      <text:p text:style-name="P7"><text:span text:style-name="_5f_PHPSpecial"><text:span text:style-name="T2">$</text:span></text:span><text:span text:style-name="_5f_PHPIdent"><text:span text:style-name="T2">x, </text:span></text:span><text:span text:style-name="_5f_PHPSpecial"><text:span text:style-name="T2">$</text:span></text:span><text:span text:style-name="_5f_PHPIdent"><text:span text:style-name="T2">y</text:span></text:span> sind die Koordinaten des aktiven Blockes, d.h. das Pivotelement ist im Kästchen mit Position (x,y) auf dem Spielfeld, die restlichen drei Elemente sind relativ dazu platziert.</text:p>
      <text:p text:style-name="P7"/>
      <text:p text:style-name="P9"><text:span text:style-name="_5f_PHPSpecial"><text:span text:style-name="T2">$</text:span></text:span><text:span text:style-name="_5f_PHPIdent"><text:span text:style-name="T2">field</text:span></text:span><text:span text:style-name="_5f_PHPIdent"><text:span text:style-name="T3"> </text:span></text:span><text:span text:style-name="_5f_PHPIdent"><text:span text:style-name="T5">ist ein mehrdimensionales Array, dass den Zustand des Spielfeldes, abgesehen vom aktiven Block, darstellt. Der Wert </text:span></text:span><text:span text:style-name="_5f_PHPSpecial"><text:span text:style-name="T2">$</text:span></text:span><text:span text:style-name="_5f_PHPIdent"><text:span text:style-name="T2">field</text:span></text:span><text:span text:style-name="_5f_PHPSpecial"><text:span text:style-name="T2">[$</text:span></text:span><text:span text:style-name="_5f_PHPIdent"><text:span text:style-name="T2">i</text:span></text:span><text:span text:style-name="_5f_PHPSpecial"><text:span text:style-name="T2">][$</text:span></text:span><text:span text:style-name="_5f_PHPIdent"><text:span text:style-name="T2">q</text:span></text:span><text:span text:style-name="_5f_PHPSpecial"><text:span text:style-name="T2">][</text:span></text:span><text:span text:style-name="_5f_PHPNumber"><text:span text:style-name="T2">0</text:span></text:span><text:span text:style-name="_5f_PHPSpecial"><text:span text:style-name="T2">]</text:span></text:span><text:span text:style-name="_5f_PHPIdent"><text:span text:style-name="T2"> </text:span></text:span><text:span text:style-name="_5f_PHPIdent"><text:span text:style-name="T5">ist</text:span></text:span><text:span text:style-name="_5f_PHPIdent"><text:span text:style-name="T6"> </text:span></text:span><text:span text:style-name="_5f_PHPIdent"><text:span text:style-name="T2">true</text:span></text:span><text:span text:style-name="_5f_PHPIdent"><text:span text:style-name="T5">, wenn das Kästchen an Postion (i,q) von einem Element eines abgelegten Blockes belegt ist. Da beim Ablegen eines Blockes die Information, um was für einen Block es sich handelt, verloren geht (siehe Unten), wird zusätzlich in </text:span></text:span><text:span text:style-name="_5f_PHPSpecial"><text:span text:style-name="T2">$</text:span></text:span><text:span text:style-name="_5f_PHPIdent"><text:span text:style-name="T2">field</text:span></text:span><text:span text:style-name="_5f_PHPSpecial"><text:span text:style-name="T2">[$</text:span></text:span><text:span text:style-name="_5f_PHPIdent"><text:span text:style-name="T2">i</text:span></text:span><text:span text:style-name="_5f_PHPSpecial"><text:span text:style-name="T2">][$</text:span></text:span><text:span text:style-name="_5f_PHPIdent"><text:span text:style-name="T2">q</text:span></text:span><text:span text:style-name="_5f_PHPSpecial"><text:span text:style-name="T2">][</text:span></text:span><text:span text:style-name="_5f_PHPNumber"><text:span text:style-name="T2">1</text:span></text:span><text:span text:style-name="_5f_PHPSpecial"><text:span text:style-name="T2">]</text:span></text:span><text:span text:style-name="_5f_PHPIdent"><text:span text:style-name="T2"> </text:span></text:span><text:span text:style-name="_5f_PHPIdent"><text:span text:style-name="T5">die Farbe des abgelegten Elementes gespeichert.</text:span></text:span></text:p>
      <text:p text:style-name="P9"><text:span text:style-name="_5f_PHPIdent"><text:span text:style-name="T5"/></text:span></text:p>
      <text:p text:style-name="P7"><text:span text:style-name="_5f_PHPSpecial"><text:span text:style-name="T2">$</text:span></text:span><text:span text:style-name="_5f_PHPIdent"><text:span text:style-name="T2">score </text:span></text:span><text:span text:style-name="_5f_PHPIdent"><text:span text:style-name="T5">ist ein einfacher Zahlenwert, der den vom Spieler erreichten Punktestand festhält.</text:span></text:span></text:p>
      <text:p text:style-name="P7"><text:span text:style-name="_5f_PHPIdent"><text:span text:style-name="T5"/></text:span></text:p>
      <text:p text:style-name="P7"><text:span text:style-name="_5f_PHPSpecial"><text:span text:style-name="T2">$</text:span></text:span><text:span text:style-name="_5f_PHPIdent"><text:span text:style-name="T2">gameOver </text:span></text:span><text:span text:style-name="_5f_PHPIdent"><text:span text:style-name="T5">ist ein boolean Wert der </text:span></text:span><text:span text:style-name="_5f_PHPIdent"><text:span text:style-name="T2">true</text:span></text:span><text:span text:style-name="_5f_PHPIdent"><text:span text:style-name="T5"> ist wenn das Spiel verloren wurde, und ansonsten </text:span></text:span><text:span text:style-name="_5f_PHPIdent"><text:span text:style-name="T2">false</text:span></text:span><text:span text:style-name="_5f_PHPIdent"><text:span text:style-name="T5"> ist.</text:span></text:span></text:p>
      <text:p text:style-name="P7"/>
      <text:p text:style-name="P7">Alle folgenden Quellcodeabschnitte sind als konsekutiv zusammenhängender Code zu verstehen, der von Text in dieser Schriftart lediglich erläutert wird, in der Hoffnung, dass dadurch die Übersicht über die Einrückungen nicht allzu beeinträchtigt wird.</text:p>
      <text:p text:style-name="P7"/>
      <text:p text:style-name="P7"><text:span text:style-name="_5f_PHPIdent"><text:span text:style-name="T5">Unabhängig davon, welchen Wert </text:span></text:span><text:span text:style-name="_5f_PHPSpecial"><text:span text:style-name="T2">$</text:span></text:span><text:span text:style-name="_5f_PHPIdent"><text:span text:style-name="T2">gameOver</text:span></text:span><text:span text:style-name="_5f_PHPIdent"><text:span text:style-name="T5"> annimmt, wird auf die Spiel-neu-starten Taste (hier 0) reagiert:</text:span></text:span></text:p>
      <text:p text:style-name="_5f_OOoComputerCode"><text:span text:style-name="_5f_PHPComment"><text:span text:style-name="T1">//check for reset</text:span></text:span></text:p>
      <text:p text:style-name="_5f_OOoComputerCode"><text:span text:style-name="_5f_PHPKeyWord"><text:span text:style-name="T1">if</text:span></text:span><text:span text:style-name="_5f_PHPSpecial"><text:span text:style-name="T1">(</text:span></text:span><text:span text:style-name="_5f_PHPKeyWord"><text:span text:style-name="T1">isset</text:span></text:span><text:span text:style-name="_5f_PHPSpecial"><text:span text:style-name="T1">($</text:span></text:span><text:span text:style-name="_5f_PHPIdent"><text:span text:style-name="T1">_GET</text:span></text:span><text:span text:style-name="_5f_PHPSpecial"><text:span text:style-name="T1">[</text:span></text:span><text:span text:style-name="_5f_PHPLiteral"><text:span text:style-name="T1">'in'</text:span></text:span><text:span text:style-name="_5f_PHPSpecial"><text:span text:style-name="T1">])){</text:span></text:span></text:p>
      <text:p text:style-name="_5f_OOoComputerCode"><text:span text:style-name="T1"><text:tab/></text:span><text:span text:style-name="_5f_PHPKeyWord"><text:span text:style-name="T1">if</text:span></text:span><text:span text:style-name="_5f_PHPSpecial"><text:span text:style-name="T1">($</text:span></text:span><text:span text:style-name="_5f_PHPIdent"><text:span text:style-name="T1">_GET</text:span></text:span><text:span text:style-name="_5f_PHPSpecial"><text:span text:style-name="T1">[</text:span></text:span><text:span text:style-name="_5f_PHPLiteral"><text:span text:style-name="T1">'in'</text:span></text:span><text:span text:style-name="_5f_PHPSpecial"><text:span text:style-name="T1">]==</text:span></text:span><text:span text:style-name="_5f_PHPIdent"><text:span text:style-name="T1">STARTNEW</text:span></text:span><text:span text:style-name="_5f_PHPSpecial"><text:span text:style-name="T1">){</text:span></text:span></text:p>
      <text:p text:style-name="_5f_OOoComputerCode"><text:span text:style-name="T1"><text:tab/><text:tab/></text:span><text:span text:style-name="_5f_PHPSpecial"><text:span text:style-name="T1">$</text:span></text:span><text:span text:style-name="_5f_PHPIdent"><text:span text:style-name="T1">gameOver</text:span></text:span><text:span text:style-name="T1"> </text:span><text:span text:style-name="_5f_PHPSpecial"><text:span text:style-name="T1">=</text:span></text:span><text:span text:style-name="T1"> </text:span><text:span text:style-name="_5f_PHPIdent"><text:span text:style-name="T1">false</text:span></text:span><text:span text:style-name="_5f_PHPSpecial"><text:span text:style-name="T1">;</text:span></text:span></text:p>
      <text:p text:style-name="_5f_OOoComputerCode"><text:span text:style-name="T1"><text:tab/><text:tab/></text:span><text:span text:style-name="_5f_PHPSpecial"><text:span text:style-name="T1">$</text:span></text:span><text:span text:style-name="_5f_PHPIdent"><text:span text:style-name="T1">x</text:span></text:span><text:span text:style-name="_5f_PHPSpecial"><text:span text:style-name="T1">=</text:span></text:span><text:span text:style-name="_5f_PHPNumber"><text:span text:style-name="T1">5</text:span></text:span><text:span text:style-name="_5f_PHPSpecial"><text:span text:style-name="T1">;</text:span></text:span></text:p>
      <text:p text:style-name="_5f_OOoComputerCode"><text:span text:style-name="T1"><text:tab/><text:tab/></text:span><text:span text:style-name="_5f_PHPSpecial"><text:span text:style-name="T1">$</text:span></text:span><text:span text:style-name="_5f_PHPIdent"><text:span text:style-name="T1">y</text:span></text:span><text:span text:style-name="_5f_PHPSpecial"><text:span text:style-name="T1">=</text:span></text:span><text:span text:style-name="_5f_PHPNumber"><text:span text:style-name="T1">0</text:span></text:span><text:span text:style-name="_5f_PHPSpecial"><text:span text:style-name="T1">;</text:span></text:span></text:p>
      <text:p text:style-name="_5f_OOoComputerCode"><text:span text:style-name="T1"><text:tab/><text:tab/></text:span><text:span text:style-name="_5f_PHPSpecial"><text:span text:style-name="T1">$</text:span></text:span><text:span text:style-name="_5f_PHPIdent"><text:span text:style-name="T1">block</text:span></text:span><text:span text:style-name="_5f_PHPSpecial"><text:span text:style-name="T1">=$</text:span></text:span><text:span text:style-name="_5f_PHPIdent"><text:span text:style-name="T1">BLOCKS</text:span></text:span><text:span text:style-name="_5f_PHPSpecial"><text:span text:style-name="T1">[</text:span></text:span><text:span text:style-name="_5f_PHPIdent"><text:span text:style-name="T1">rand</text:span></text:span><text:span text:style-name="_5f_PHPSpecial"><text:span text:style-name="T1">(</text:span></text:span><text:span text:style-name="_5f_PHPNumber"><text:span text:style-name="T1">0</text:span></text:span><text:span text:style-name="_5f_PHPSpecial"><text:span text:style-name="T1">,</text:span></text:span><text:span text:style-name="_5f_PHPNumber"><text:span text:style-name="T1">6</text:span></text:span><text:span text:style-name="_5f_PHPSpecial"><text:span text:style-name="T1">)];</text:span></text:span></text:p>
      <text:p text:style-name="_5f_OOoComputerCode"><text:span text:style-name="T1"><text:tab/><text:tab/></text:span><text:span text:style-name="_5f_PHPSpecial"><text:span text:style-name="T1">$</text:span></text:span><text:span text:style-name="_5f_PHPIdent"><text:span text:style-name="T1">score</text:span></text:span><text:span text:style-name="T1"> </text:span><text:span text:style-name="_5f_PHPSpecial"><text:span text:style-name="T1">=</text:span></text:span><text:span text:style-name="T1"> </text:span><text:span text:style-name="_5f_PHPNumber"><text:span text:style-name="T1">0</text:span></text:span><text:span text:style-name="_5f_PHPSpecial"><text:span text:style-name="T1">;</text:span></text:span></text:p>
      <text:p text:style-name="P8"><text:tab/></text:p>
      <text:p text:style-name="_5f_OOoComputerCode"><text:soft-page-break/><text:span text:style-name="T1"><text:tab/><text:tab/></text:span><text:span text:style-name="_5f_PHPKeyWord"><text:span text:style-name="T1">for</text:span></text:span><text:span text:style-name="_5f_PHPSpecial"><text:span text:style-name="T1">($</text:span></text:span><text:span text:style-name="_5f_PHPIdent"><text:span text:style-name="T1">i</text:span></text:span><text:span text:style-name="_5f_PHPSpecial"><text:span text:style-name="T1">=</text:span></text:span><text:span text:style-name="_5f_PHPNumber"><text:span text:style-name="T1">0</text:span></text:span><text:span text:style-name="_5f_PHPSpecial"><text:span text:style-name="T1">;$</text:span></text:span><text:span text:style-name="_5f_PHPIdent"><text:span text:style-name="T1">i</text:span></text:span><text:span text:style-name="_5f_PHPSpecial"><text:span text:style-name="T1">&lt;</text:span></text:span><text:span text:style-name="_5f_PHPIdent"><text:span text:style-name="T1">width</text:span></text:span><text:span text:style-name="_5f_PHPSpecial"><text:span text:style-name="T1">;$</text:span></text:span><text:span text:style-name="_5f_PHPIdent"><text:span text:style-name="T1">i</text:span></text:span><text:span text:style-name="_5f_PHPSpecial"><text:span text:style-name="T1">++){</text:span></text:span></text:p>
      <text:p text:style-name="_5f_OOoComputerCode"><text:span text:style-name="T1"><text:tab/><text:tab/><text:tab/></text:span><text:span text:style-name="_5f_PHPKeyWord"><text:span text:style-name="T1">for</text:span></text:span><text:span text:style-name="_5f_PHPSpecial"><text:span text:style-name="T1">($</text:span></text:span><text:span text:style-name="_5f_PHPIdent"><text:span text:style-name="T1">q</text:span></text:span><text:span text:style-name="_5f_PHPSpecial"><text:span text:style-name="T1">=</text:span></text:span><text:span text:style-name="_5f_PHPNumber"><text:span text:style-name="T1">0</text:span></text:span><text:span text:style-name="_5f_PHPSpecial"><text:span text:style-name="T1">;$</text:span></text:span><text:span text:style-name="_5f_PHPIdent"><text:span text:style-name="T1">q</text:span></text:span><text:span text:style-name="_5f_PHPSpecial"><text:span text:style-name="T1">&lt;</text:span></text:span><text:span text:style-name="_5f_PHPIdent"><text:span text:style-name="T1">height</text:span></text:span><text:span text:style-name="_5f_PHPSpecial"><text:span text:style-name="T1">;$</text:span></text:span><text:span text:style-name="_5f_PHPIdent"><text:span text:style-name="T1">q</text:span></text:span><text:span text:style-name="_5f_PHPSpecial"><text:span text:style-name="T1">++){</text:span></text:span></text:p>
      <text:p text:style-name="_5f_OOoComputerCode"><text:span text:style-name="T1"><text:tab/><text:tab/><text:tab/><text:tab/></text:span><text:span text:style-name="_5f_PHPSpecial"><text:span text:style-name="T1">$</text:span></text:span><text:span text:style-name="_5f_PHPIdent"><text:span text:style-name="T1">arr</text:span></text:span><text:span text:style-name="_5f_PHPSpecial"><text:span text:style-name="T1">[$</text:span></text:span><text:span text:style-name="_5f_PHPIdent"><text:span text:style-name="T1">i</text:span></text:span><text:span text:style-name="_5f_PHPSpecial"><text:span text:style-name="T1">][$</text:span></text:span><text:span text:style-name="_5f_PHPIdent"><text:span text:style-name="T1">q</text:span></text:span><text:span text:style-name="_5f_PHPSpecial"><text:span text:style-name="T1">]=</text:span></text:span><text:span text:style-name="_5f_PHPIdent"><text:span text:style-name="T1">false</text:span></text:span><text:span text:style-name="_5f_PHPSpecial"><text:span text:style-name="T1">;</text:span></text:span></text:p>
      <text:p text:style-name="_5f_OOoComputerCode"><text:span text:style-name="T1"><text:tab/><text:tab/><text:tab/></text:span><text:span text:style-name="_5f_PHPSpecial"><text:span text:style-name="T1">}</text:span></text:span></text:p>
      <text:p text:style-name="_5f_OOoComputerCode"><text:span text:style-name="T1"><text:tab/><text:tab/></text:span><text:span text:style-name="_5f_PHPSpecial"><text:span text:style-name="T1">}</text:span></text:span></text:p>
      <text:p text:style-name="_5f_OOoComputerCode"><text:span text:style-name="T1"><text:tab/><text:tab/></text:span><text:span text:style-name="_5f_PHPSpecial"><text:span text:style-name="T1">$</text:span></text:span><text:span text:style-name="_5f_PHPIdent"><text:span text:style-name="T1">field</text:span></text:span><text:span text:style-name="_5f_PHPSpecial"><text:span text:style-name="T1">=$</text:span></text:span><text:span text:style-name="_5f_PHPIdent"><text:span text:style-name="T1">arr</text:span></text:span><text:span text:style-name="_5f_PHPSpecial"><text:span text:style-name="T1">;</text:span></text:span></text:p>
      <text:p text:style-name="_5f_OOoComputerCode"><text:span text:style-name="T1"><text:tab/></text:span><text:span text:style-name="_5f_PHPSpecial"><text:span text:style-name="T1">}</text:span></text:span></text:p>
      <text:p text:style-name="_5f_OOoComputerCode"><text:span text:style-name="_5f_PHPSpecial"><text:span text:style-name="T1">}</text:span></text:span></text:p>
      <text:p text:style-name="_5f_OOoComputerCode"><text:span text:style-name="_5f_PHPSpecial"><text:span text:style-name="T1"/></text:span></text:p>
      <text:p text:style-name="P7"><text:span text:style-name="_5f_PHPIdent"><text:span text:style-name="T5">Hingegen muss alles sonstige nur ausgeführt werden, wenn das Spiel nicht verloren wurde:</text:span></text:span></text:p>
      <text:p text:style-name="P8"/>
      <text:p text:style-name="_5f_OOoComputerCode"><text:span text:style-name="_5f_PHPKeyWord"><text:span text:style-name="T1">if</text:span></text:span><text:span text:style-name="_5f_PHPSpecial"><text:span text:style-name="T1">(!$</text:span></text:span><text:span text:style-name="_5f_PHPIdent"><text:span text:style-name="T1">gameOver</text:span></text:span><text:span text:style-name="_5f_PHPSpecial"><text:span text:style-name="T1">){</text:span></text:span></text:p>
      <text:p text:style-name="_5f_OOoComputerCode"><text:span text:style-name="T1"><text:tab/></text:span><text:span text:style-name="_5f_PHPIdent"><text:span text:style-name="T1">header</text:span></text:span><text:span text:style-name="_5f_PHPSpecial"><text:span text:style-name="T1">(</text:span></text:span><text:span text:style-name="_5f_PHPLiteral"><text:span text:style-name="T1">"Refresh:1; url="</text:span></text:span><text:span text:style-name="_5f_PHPSpecial"><text:span text:style-name="T1">.</text:span></text:span><text:span text:style-name="_5f_PHPIdent"><text:span text:style-name="T1">explode</text:span></text:span><text:span text:style-name="_5f_PHPSpecial"><text:span text:style-name="T1">(</text:span></text:span><text:span text:style-name="_5f_PHPLiteral"><text:span text:style-name="T1">"?"</text:span></text:span><text:span text:style-name="_5f_PHPSpecial"><text:span text:style-name="T1">,</text:span></text:span><text:span text:style-name="_5f_PHPLiteral"><text:span text:style-name="T1">"http://$_SERVER[HTTP_HOST]$_SERVER[REQUEST_URI]"</text:span></text:span><text:span text:style-name="_5f_PHPSpecial"><text:span text:style-name="T1">)[</text:span></text:span><text:span text:style-name="_5f_PHPNumber"><text:span text:style-name="T1">0</text:span></text:span><text:span text:style-name="_5f_PHPSpecial"><text:span text:style-name="T1">]);</text:span></text:span></text:p>
      <text:p text:style-name="P8"><text:tab/></text:p>
      <text:p text:style-name="_5f_OOoComputerCode"><text:span text:style-name="T1"><text:tab/></text:span><text:span text:style-name="_5f_PHPComment"><text:span text:style-name="T1">//move block</text:span></text:span></text:p>
      <text:p text:style-name="_5f_OOoComputerCode"><text:span text:style-name="T1"><text:tab/></text:span><text:span text:style-name="_5f_PHPKeyWord"><text:span text:style-name="T1">if</text:span></text:span><text:span text:style-name="_5f_PHPSpecial"><text:span text:style-name="T1">($</text:span></text:span><text:span text:style-name="_5f_PHPIdent"><text:span text:style-name="T1">grav</text:span></text:span><text:span text:style-name="_5f_PHPSpecial"><text:span text:style-name="T1">==</text:span></text:span><text:span text:style-name="_5f_PHPNumber"><text:span text:style-name="T1">0</text:span></text:span><text:span text:style-name="_5f_PHPSpecial"><text:span text:style-name="T1">)$</text:span></text:span><text:span text:style-name="_5f_PHPIdent"><text:span text:style-name="T1">y</text:span></text:span><text:span text:style-name="_5f_PHPSpecial"><text:span text:style-name="T1">--;</text:span></text:span></text:p>
      <text:p text:style-name="_5f_OOoComputerCode"><text:span text:style-name="T1"><text:tab/></text:span><text:span text:style-name="_5f_PHPKeyWord"><text:span text:style-name="T1">else</text:span></text:span><text:span text:style-name="T1"> </text:span><text:span text:style-name="_5f_PHPKeyWord"><text:span text:style-name="T1">if</text:span></text:span><text:span text:style-name="_5f_PHPSpecial"><text:span text:style-name="T1">($</text:span></text:span><text:span text:style-name="_5f_PHPIdent"><text:span text:style-name="T1">grav</text:span></text:span><text:span text:style-name="_5f_PHPSpecial"><text:span text:style-name="T1">==</text:span></text:span><text:span text:style-name="_5f_PHPNumber"><text:span text:style-name="T1">1</text:span></text:span><text:span text:style-name="_5f_PHPSpecial"><text:span text:style-name="T1">)$</text:span></text:span><text:span text:style-name="_5f_PHPIdent"><text:span text:style-name="T1">x</text:span></text:span><text:span text:style-name="_5f_PHPSpecial"><text:span text:style-name="T1">++;</text:span></text:span></text:p>
      <text:p text:style-name="_5f_OOoComputerCode"><text:span text:style-name="T1"><text:tab/></text:span><text:span text:style-name="_5f_PHPKeyWord"><text:span text:style-name="T1">else</text:span></text:span><text:span text:style-name="T1"> </text:span><text:span text:style-name="_5f_PHPKeyWord"><text:span text:style-name="T1">if</text:span></text:span><text:span text:style-name="_5f_PHPSpecial"><text:span text:style-name="T1">($</text:span></text:span><text:span text:style-name="_5f_PHPIdent"><text:span text:style-name="T1">grav</text:span></text:span><text:span text:style-name="_5f_PHPSpecial"><text:span text:style-name="T1">==</text:span></text:span><text:span text:style-name="_5f_PHPNumber"><text:span text:style-name="T1">2</text:span></text:span><text:span text:style-name="_5f_PHPSpecial"><text:span text:style-name="T1">)$</text:span></text:span><text:span text:style-name="_5f_PHPIdent"><text:span text:style-name="T1">y</text:span></text:span><text:span text:style-name="_5f_PHPSpecial"><text:span text:style-name="T1">++;</text:span></text:span></text:p>
      <text:p text:style-name="_5f_OOoComputerCode"><text:span text:style-name="T1"><text:tab/></text:span><text:span text:style-name="_5f_PHPKeyWord"><text:span text:style-name="T1">else</text:span></text:span><text:span text:style-name="T1"> </text:span><text:span text:style-name="_5f_PHPSpecial"><text:span text:style-name="T1">$</text:span></text:span><text:span text:style-name="_5f_PHPIdent"><text:span text:style-name="T1">x</text:span></text:span><text:span text:style-name="_5f_PHPSpecial"><text:span text:style-name="T1">--;</text:span></text:span></text:p>
      <text:p text:style-name="_5f_OOoComputerCode"><text:span text:style-name="_5f_PHPSpecial"><text:span text:style-name="T1"/></text:span></text:p>
      <text:p text:style-name="P7"><text:span text:style-name="_5f_PHPIdent"><text:span text:style-name="T5">Die Variable grav ist ein Überbleibsel unser ursprünglichen Idee für eine Tetris-Variante. Bisher hat sie permanent den Wert </text:span></text:span><text:span text:style-name="_5f_PHPNumber"><text:span text:style-name="T2">2</text:span></text:span><text:span text:style-name="_5f_PHPIdent"><text:span text:style-name="T5">.</text:span></text:span></text:p>
      <text:p text:style-name="P7"><text:span text:style-name="_5f_PHPIdent"><text:span text:style-name="T5">Als nächstes wird auf Eingaben des Spielers reagiert:</text:span></text:span></text:p>
      <text:p text:style-name="P8"/>
      <text:p text:style-name="_5f_OOoComputerCode"><text:span text:style-name="T1"><text:tab/></text:span><text:span text:style-name="_5f_PHPComment"><text:span text:style-name="T1">//respond to player input</text:span></text:span></text:p>
      <text:p text:style-name="_5f_OOoComputerCode"><text:span text:style-name="T1"><text:tab/></text:span><text:span text:style-name="_5f_PHPKeyWord"><text:span text:style-name="T1">if</text:span></text:span><text:span text:style-name="_5f_PHPSpecial"><text:span text:style-name="T1">(</text:span></text:span><text:span text:style-name="_5f_PHPKeyWord"><text:span text:style-name="T1">isset</text:span></text:span><text:span text:style-name="_5f_PHPSpecial"><text:span text:style-name="T1">($</text:span></text:span><text:span text:style-name="_5f_PHPIdent"><text:span text:style-name="T1">_GET</text:span></text:span><text:span text:style-name="_5f_PHPSpecial"><text:span text:style-name="T1">[</text:span></text:span><text:span text:style-name="_5f_PHPLiteral"><text:span text:style-name="T1">'in'</text:span></text:span><text:span text:style-name="_5f_PHPSpecial"><text:span text:style-name="T1">])){</text:span></text:span></text:p>
      <text:p text:style-name="_5f_OOoComputerCode"><text:span text:style-name="T1"><text:tab/><text:tab/></text:span><text:span text:style-name="_5f_PHPSpecial"><text:span text:style-name="T1">$</text:span></text:span><text:span text:style-name="_5f_PHPIdent"><text:span text:style-name="T1">in</text:span></text:span><text:span text:style-name="T1"> </text:span><text:span text:style-name="_5f_PHPSpecial"><text:span text:style-name="T1">=</text:span></text:span><text:span text:style-name="T1"> </text:span><text:span text:style-name="_5f_PHPSpecial"><text:span text:style-name="T1">$</text:span></text:span><text:span text:style-name="_5f_PHPIdent"><text:span text:style-name="T1">_GET</text:span></text:span><text:span text:style-name="_5f_PHPSpecial"><text:span text:style-name="T1">[</text:span></text:span><text:span text:style-name="_5f_PHPLiteral"><text:span text:style-name="T1">'in'</text:span></text:span><text:span text:style-name="_5f_PHPSpecial"><text:span text:style-name="T1">];</text:span></text:span></text:p>
      <text:p text:style-name="_5f_OOoComputerCode"><text:span text:style-name="T1"><text:tab/><text:tab/></text:span><text:span text:style-name="_5f_PHPKeyWord"><text:span text:style-name="T1">if</text:span></text:span><text:span text:style-name="_5f_PHPSpecial"><text:span text:style-name="T1">($</text:span></text:span><text:span text:style-name="_5f_PHPIdent"><text:span text:style-name="T1">in</text:span></text:span><text:span text:style-name="_5f_PHPSpecial"><text:span text:style-name="T1">==</text:span></text:span><text:span text:style-name="_5f_PHPIdent"><text:span text:style-name="T1">RIGHT</text:span></text:span><text:span text:style-name="_5f_PHPSpecial"><text:span text:style-name="T1">){</text:span></text:span></text:p>
      <text:p text:style-name="_5f_OOoComputerCode"><text:span text:style-name="T1"><text:tab/><text:tab/><text:tab/></text:span><text:span text:style-name="_5f_PHPSpecial"><text:span text:style-name="T1">$</text:span></text:span><text:span text:style-name="_5f_PHPIdent"><text:span text:style-name="T1">x</text:span></text:span><text:span text:style-name="_5f_PHPSpecial"><text:span text:style-name="T1">++;</text:span></text:span></text:p>
      <text:p text:style-name="_5f_OOoComputerCode"><text:span text:style-name="T1"><text:tab/><text:tab/><text:tab/></text:span><text:span text:style-name="_5f_PHPKeyWord"><text:span text:style-name="T1">if</text:span></text:span><text:span text:style-name="_5f_PHPSpecial"><text:span text:style-name="T1">(</text:span></text:span><text:span text:style-name="_5f_PHPIdent"><text:span text:style-name="T1">isNotLegal</text:span></text:span><text:span text:style-name="_5f_PHPSpecial"><text:span text:style-name="T1">())$</text:span></text:span><text:span text:style-name="_5f_PHPIdent"><text:span text:style-name="T1">x</text:span></text:span><text:span text:style-name="_5f_PHPSpecial"><text:span text:style-name="T1">--;</text:span></text:span></text:p>
      <text:p text:style-name="_5f_OOoComputerCode"><text:span text:style-name="T1"><text:tab/><text:tab/></text:span><text:span text:style-name="_5f_PHPSpecial"><text:span text:style-name="T1">}</text:span></text:span></text:p>
      <text:p text:style-name="_5f_OOoComputerCode"><text:span text:style-name="T1"><text:tab/><text:tab/></text:span><text:span text:style-name="_5f_PHPKeyWord"><text:span text:style-name="T1">else</text:span></text:span><text:span text:style-name="T1"> </text:span><text:span text:style-name="_5f_PHPKeyWord"><text:span text:style-name="T1">if</text:span></text:span><text:span text:style-name="_5f_PHPSpecial"><text:span text:style-name="T1">($</text:span></text:span><text:span text:style-name="_5f_PHPIdent"><text:span text:style-name="T1">in</text:span></text:span><text:span text:style-name="_5f_PHPSpecial"><text:span text:style-name="T1">==</text:span></text:span><text:span text:style-name="_5f_PHPIdent"><text:span text:style-name="T1">LEFT</text:span></text:span><text:span text:style-name="_5f_PHPSpecial"><text:span text:style-name="T1">){</text:span></text:span></text:p>
      <text:p text:style-name="_5f_OOoComputerCode"><text:span text:style-name="T1"><text:tab/><text:tab/><text:tab/></text:span><text:span text:style-name="_5f_PHPSpecial"><text:span text:style-name="T1">$</text:span></text:span><text:span text:style-name="_5f_PHPIdent"><text:span text:style-name="T1">x</text:span></text:span><text:span text:style-name="_5f_PHPSpecial"><text:span text:style-name="T1">--;</text:span></text:span></text:p>
      <text:p text:style-name="_5f_OOoComputerCode"><text:span text:style-name="T1"><text:tab/><text:tab/><text:tab/></text:span><text:span text:style-name="_5f_PHPKeyWord"><text:span text:style-name="T1">if</text:span></text:span><text:span text:style-name="_5f_PHPSpecial"><text:span text:style-name="T1">(</text:span></text:span><text:span text:style-name="_5f_PHPIdent"><text:span text:style-name="T1">isNotLegal</text:span></text:span><text:span text:style-name="_5f_PHPSpecial"><text:span text:style-name="T1">())$</text:span></text:span><text:span text:style-name="_5f_PHPIdent"><text:span text:style-name="T1">x</text:span></text:span><text:span text:style-name="_5f_PHPSpecial"><text:span text:style-name="T1">++;</text:span></text:span></text:p>
      <text:p text:style-name="_5f_OOoComputerCode"><text:span text:style-name="T1"><text:tab/><text:tab/></text:span><text:span text:style-name="_5f_PHPSpecial"><text:span text:style-name="T1">}</text:span></text:span></text:p>
      <text:p text:style-name="_5f_OOoComputerCode"><text:span text:style-name="T1"><text:tab/><text:tab/></text:span><text:span text:style-name="_5f_PHPKeyWord"><text:span text:style-name="T1">else</text:span></text:span><text:span text:style-name="T1"> </text:span><text:span text:style-name="_5f_PHPKeyWord"><text:span text:style-name="T1">if</text:span></text:span><text:span text:style-name="_5f_PHPSpecial"><text:span text:style-name="T1">($</text:span></text:span><text:span text:style-name="_5f_PHPIdent"><text:span text:style-name="T1">in</text:span></text:span><text:span text:style-name="_5f_PHPSpecial"><text:span text:style-name="T1">==</text:span></text:span><text:span text:style-name="_5f_PHPIdent"><text:span text:style-name="T1">ROTRIGHT</text:span></text:span><text:span text:style-name="_5f_PHPSpecial"><text:span text:style-name="T1">){</text:span></text:span></text:p>
      <text:p text:style-name="_5f_OOoComputerCode"><text:span text:style-name="T1"><text:tab/><text:tab/><text:tab/></text:span><text:span text:style-name="_5f_PHPIdent"><text:span text:style-name="T1">rotRight</text:span></text:span><text:span text:style-name="_5f_PHPSpecial"><text:span text:style-name="T1">();</text:span></text:span></text:p>
      <text:p text:style-name="_5f_OOoComputerCode"><text:span text:style-name="T1"><text:tab/><text:tab/><text:tab/></text:span><text:span text:style-name="_5f_PHPKeyWord"><text:span text:style-name="T1">if</text:span></text:span><text:span text:style-name="_5f_PHPSpecial"><text:span text:style-name="T1">(</text:span></text:span><text:span text:style-name="_5f_PHPIdent"><text:span text:style-name="T1">isNotLegal</text:span></text:span><text:span text:style-name="_5f_PHPSpecial"><text:span text:style-name="T1">())</text:span></text:span><text:span text:style-name="_5f_PHPIdent"><text:span text:style-name="T1">rotLeft</text:span></text:span><text:span text:style-name="_5f_PHPSpecial"><text:span text:style-name="T1">();</text:span></text:span></text:p>
      <text:p text:style-name="_5f_OOoComputerCode"><text:span text:style-name="T1"><text:tab/><text:tab/></text:span><text:span text:style-name="_5f_PHPSpecial"><text:span text:style-name="T1">}</text:span></text:span></text:p>
      <text:p text:style-name="_5f_OOoComputerCode"><text:span text:style-name="T1"><text:tab/><text:tab/></text:span><text:span text:style-name="_5f_PHPKeyWord"><text:span text:style-name="T1">else</text:span></text:span><text:span text:style-name="T1"> </text:span><text:span text:style-name="_5f_PHPKeyWord"><text:span text:style-name="T1">if</text:span></text:span><text:span text:style-name="_5f_PHPSpecial"><text:span text:style-name="T1">($</text:span></text:span><text:span text:style-name="_5f_PHPIdent"><text:span text:style-name="T1">in</text:span></text:span><text:span text:style-name="_5f_PHPSpecial"><text:span text:style-name="T1">==</text:span></text:span><text:span text:style-name="_5f_PHPIdent"><text:span text:style-name="T1">ROTLEFT</text:span></text:span><text:span text:style-name="_5f_PHPSpecial"><text:span text:style-name="T1">){</text:span></text:span></text:p>
      <text:p text:style-name="_5f_OOoComputerCode"><text:span text:style-name="T1"><text:tab/><text:tab/><text:tab/></text:span><text:span text:style-name="_5f_PHPIdent"><text:span text:style-name="T1">rotLeft</text:span></text:span><text:span text:style-name="_5f_PHPSpecial"><text:span text:style-name="T1">();</text:span></text:span></text:p>
      <text:p text:style-name="_5f_OOoComputerCode"><text:span text:style-name="T1"><text:tab/><text:tab/><text:tab/></text:span><text:span text:style-name="_5f_PHPKeyWord"><text:span text:style-name="T1">if</text:span></text:span><text:span text:style-name="_5f_PHPSpecial"><text:span text:style-name="T1">(</text:span></text:span><text:span text:style-name="_5f_PHPIdent"><text:span text:style-name="T1">isNotLegal</text:span></text:span><text:span text:style-name="_5f_PHPSpecial"><text:span text:style-name="T1">())</text:span></text:span><text:span text:style-name="_5f_PHPIdent"><text:span text:style-name="T1">rotRight</text:span></text:span><text:span text:style-name="_5f_PHPSpecial"><text:span text:style-name="T1">();</text:span></text:span></text:p>
      <text:p text:style-name="_5f_OOoComputerCode"><text:span text:style-name="T1"><text:tab/><text:tab/></text:span><text:span text:style-name="_5f_PHPSpecial"><text:span text:style-name="T1">}</text:span></text:span></text:p>
      <text:p text:style-name="_5f_OOoComputerCode"><text:span text:style-name="T1"><text:tab/></text:span><text:span text:style-name="_5f_PHPSpecial"><text:span text:style-name="T1">}</text:span></text:span></text:p>
      <text:p text:style-name="_5f_OOoComputerCode"><text:span text:style-name="_5f_PHPSpecial"><text:span text:style-name="T1"/></text:span></text:p>
      <text:p text:style-name="P7"><text:span text:style-name="_5f_PHPIdent"><text:span text:style-name="T5">Der Keycode der vom Spieler gedrückten Taste wird vom Client per Query String übermittelt und durch </text:span></text:span><text:span text:style-name="_5f_PHPSpecial"><text:span text:style-name="T2">$</text:span></text:span><text:span text:style-name="_5f_PHPIdent"><text:span text:style-name="T2">_GET</text:span></text:span><text:span text:style-name="_5f_PHPSpecial"><text:span text:style-name="T2">[</text:span></text:span><text:span text:style-name="_5f_PHPLiteral"><text:span text:style-name="T2">'in'</text:span></text:span><text:span text:style-name="_5f_PHPSpecial"><text:span text:style-name="T2">]</text:span></text:span><text:span text:style-name="_5f_PHPSpecial"><text:span text:style-name="T1"> </text:span></text:span><text:span text:style-name="_5f_PHPIdent"><text:span text:style-name="T5">gelesen. Welcher Keycode zu welcher Operation gehört ist in config.php in den Konstanten </text:span></text:span><text:span text:style-name="_5f_PHPIdent"><text:span text:style-name="T2">RIGHT</text:span></text:span><text:span text:style-name="_5f_PHPIdent"><text:span text:style-name="T5">, </text:span></text:span><text:span text:style-name="_5f_PHPIdent"><text:span text:style-name="T2">LEFT</text:span></text:span><text:span text:style-name="_5f_PHPIdent"><text:span text:style-name="T5">, </text:span></text:span><text:span text:style-name="_5f_PHPIdent"><text:span text:style-name="T2">ROTRIGHT</text:span></text:span><text:span text:style-name="_5f_PHPIdent"><text:span text:style-name="T5">, </text:span></text:span><text:span text:style-name="_5f_PHPIdent"><text:span text:style-name="T2">ROTLEFT</text:span></text:span><text:span text:style-name="_5f_PHPIdent"><text:span text:style-name="T5"> bestimmt. Wie die Namen nahelege, und wie im If-Block oben zusehen ist, soll die Betätigung der Taste mit dem Keycode </text:span></text:span><text:span text:style-name="_5f_PHPIdent"><text:span text:style-name="T2">RIGHT</text:span></text:span><text:span text:style-name="_5f_PHPIdent"><text:span text:style-name="T5">, bzw. </text:span></text:span><text:span text:style-name="_5f_PHPIdent"><text:span text:style-name="T2">LEFT</text:span></text:span><text:span text:style-name="_5f_PHPIdent"><text:span text:style-name="T5">, den aktiven Tetris-Block nach rechts oder links verschieben, es sei dem, das würde zu einem, innerhalb der Regeln des Spiels, unsinnigen Zustand führen. Genauso soll die Betätigung der Taste mit Keycode </text:span></text:span><text:span text:style-name="_5f_PHPIdent"><text:span text:style-name="T2">ROTRIGHT</text:span></text:span><text:span text:style-name="_5f_PHPIdent"><text:span text:style-name="T5"> oder </text:span></text:span><text:span text:style-name="_5f_PHPIdent"><text:span text:style-name="T2">ROTLEFT</text:span></text:span><text:span text:style-name="_5f_PHPIdent"><text:span text:style-name="T5"> den aktiven Tetris-Block im, bzw. gegen den Uhrzeigersinn drehen, es sei dem es geht nicht.</text:span></text:span></text:p>
      <text:p text:style-name="P7"><text:span text:style-name="_5f_PHPIdent"><text:span text:style-name="T5">Zu diesem Zwecke wird die Funktion <text:s/></text:span></text:span><text:span text:style-name="_5f_PHPIdent"><text:span text:style-name="T2">isNotLegal</text:span></text:span><text:span text:style-name="_5f_PHPIdent"><text:span text:style-name="T1"> </text:span></text:span><text:span text:style-name="_5f_PHPIdent"><text:span text:style-name="T5">aus </text:span></text:span><text:span text:style-name="_5f_PHPIdent"><text:span text:style-name="T7">functions.php</text:span></text:span><text:span text:style-name="_5f_PHPIdent"><text:span text:style-name="T5"> verwendet: wurde eine Taste betätigt, so wird die zu ihr gehörige Operation zunächst durchgeführt, anschließend geprüft, ob der daraus resultierende Zustand gültig ist oder nicht, und falls er es nicht ist, wird die Operation rückgängig gemacht.</text:span></text:span></text:p>
      <text:p text:style-name="P7"><text:span text:style-name="_5f_PHPIdent"><text:span text:style-name="T5"/></text:span></text:p>
      <text:p text:style-name="P7"><text:soft-page-break/><text:span text:style-name="_5f_PHPIdent"><text:span text:style-name="T5">Im folgenden wird in der Funktion </text:span></text:span><text:span text:style-name="_5f_PHPIdent"><text:span text:style-name="T2">isResting</text:span></text:span><text:span text:style-name="_5f_PHPIdent"><text:span text:style-name="T1"> </text:span></text:span><text:span text:style-name="_5f_PHPIdent"><text:span text:style-name="T5">überprüft, ob der aktive Block auf einem anderen abgelegten Block oder auf dem unteren Spielfeldrand zur Ruhe kommt. Die Funktionen <text:s/></text:span></text:span><text:span text:style-name="_5f_PHPIdent"><text:span text:style-name="T2">isResting</text:span></text:span><text:span text:style-name="_5f_PHPIdent"><text:span text:style-name="T1"> </text:span></text:span><text:span text:style-name="_5f_PHPIdent"><text:span text:style-name="T5">und</text:span></text:span><text:span text:style-name="_5f_PHPIdent"><text:span text:style-name="T1"> </text:span></text:span><text:span text:style-name="_5f_PHPIdent"><text:span text:style-name="T2">isNotLegal</text:span></text:span><text:span text:style-name="_5f_PHPIdent"><text:span text:style-name="T1"> </text:span></text:span><text:span text:style-name="_5f_PHPIdent"><text:span text:style-name="T5">sind sehr ähnlich. Erstere prüft, ob mindestens eins der Kästchen unter einem der vier Elemente des aktiven Blockes belegt ist, oder ob eins jener vier Elemente in der untersten Kästchenreihe des Spielfeldes ist. In beiden Fällen gibt die Funktion </text:span></text:span><text:span text:style-name="_5f_PHPIdent"><text:span text:style-name="T2">true</text:span></text:span><text:span text:style-name="_5f_PHPIdent"><text:span text:style-name="T5"> zurück, sonst </text:span></text:span><text:span text:style-name="_5f_PHPIdent"><text:span text:style-name="T2">false</text:span></text:span><text:span text:style-name="_5f_PHPIdent"><text:span text:style-name="T5">. Zweitere prüft, ob mindestens eins der vier Elemente des aktiven Blockes in einem belegten Kästchen liegt, oder ob eins jener vier Elemente weiter links bzw. rechts ist, als das Spielfeld erlaubt.</text:span></text:span></text:p>
      <text:p text:style-name="P7"><text:span text:style-name="_5f_PHPIdent"><text:span text:style-name="T5">Wenn der aktive Block zur Ruhe gekommen ist, wird er zunächst im Array </text:span></text:span><text:span text:style-name="_5f_PHPSpecial"><text:span text:style-name="T2">$</text:span></text:span><text:span text:style-name="_5f_PHPIdent"><text:span text:style-name="T2">field </text:span></text:span><text:span text:style-name="_5f_PHPIdent"><text:span text:style-name="T5">eingetragen, d.h. es werden im Prinzip alle Positionen (i,q) der Elemente berechnet, </text:span></text:span><text:span text:style-name="_5f_PHPSpecial"><text:span text:style-name="T2">$</text:span></text:span><text:span text:style-name="_5f_PHPIdent"><text:span text:style-name="T2">field</text:span></text:span><text:span text:style-name="_5f_PHPSpecial"><text:span text:style-name="T2">[</text:span></text:span><text:span text:style-name="_5f_PHPIdent"><text:span text:style-name="T2">i</text:span></text:span><text:span text:style-name="_5f_PHPSpecial"><text:span text:style-name="T2">][</text:span></text:span><text:span text:style-name="_5f_PHPIdent"><text:span text:style-name="T2">q</text:span></text:span><text:span text:style-name="_5f_PHPSpecial"><text:span text:style-name="T2">][</text:span></text:span><text:span text:style-name="_5f_PHPNumber"><text:span text:style-name="T2">0</text:span></text:span><text:span text:style-name="_5f_PHPSpecial"><text:span text:style-name="T2">] </text:span></text:span><text:span text:style-name="_5f_PHPIdent"><text:span text:style-name="T5">auf </text:span></text:span><text:span text:style-name="_5f_PHPIdent"><text:span text:style-name="T2">true</text:span></text:span><text:span text:style-name="_5f_PHPIdent"><text:span text:style-name="T5"> gesetzt und </text:span></text:span><text:span text:style-name="_5f_PHPSpecial"><text:span text:style-name="T2">$</text:span></text:span><text:span text:style-name="_5f_PHPIdent"><text:span text:style-name="T2">field</text:span></text:span><text:span text:style-name="_5f_PHPSpecial"><text:span text:style-name="T2">[</text:span></text:span><text:span text:style-name="_5f_PHPIdent"><text:span text:style-name="T2">i</text:span></text:span><text:span text:style-name="_5f_PHPSpecial"><text:span text:style-name="T2">][</text:span></text:span><text:span text:style-name="_5f_PHPIdent"><text:span text:style-name="T2">q</text:span></text:span><text:span text:style-name="_5f_PHPSpecial"><text:span text:style-name="T2">][</text:span></text:span><text:span text:style-name="_5f_PHPNumber"><text:span text:style-name="T2">1</text:span></text:span><text:span text:style-name="_5f_PHPSpecial"><text:span text:style-name="T2">] </text:span></text:span><text:span text:style-name="_5f_PHPIdent"><text:span text:style-name="T5">auf die Farbe des Blockes, also auf den vierten Eintrag im Array </text:span></text:span><text:span text:style-name="_5f_PHPSpecial"><text:span text:style-name="T2">$</text:span></text:span><text:span text:style-name="_5f_PHPIdent"><text:span text:style-name="T2">block </text:span></text:span><text:span text:style-name="_5f_PHPIdent"><text:span text:style-name="T5">(siehe Oben):</text:span></text:span></text:p>
      <text:p text:style-name="_5f_OOoComputerCode"><text:span text:style-name="T1"><text:tab/></text:span><text:span text:style-name="_5f_PHPComment"><text:span text:style-name="T1">//check if block is lying on something</text:span></text:span></text:p>
      <text:p text:style-name="_5f_OOoComputerCode"><text:span text:style-name="T1"><text:tab/></text:span><text:span text:style-name="_5f_PHPKeyWord"><text:span text:style-name="T1">if</text:span></text:span><text:span text:style-name="_5f_PHPSpecial"><text:span text:style-name="T1">(</text:span></text:span><text:span text:style-name="_5f_PHPIdent"><text:span text:style-name="T1">isResting</text:span></text:span><text:span text:style-name="_5f_PHPSpecial"><text:span text:style-name="T1">()){</text:span></text:span></text:p>
      <text:p text:style-name="_5f_OOoComputerCode"><text:span text:style-name="T1"><text:tab/><text:tab/></text:span><text:span text:style-name="_5f_PHPComment"><text:span text:style-name="T1">//make block part of field</text:span></text:span></text:p>
      <text:p text:style-name="_5f_OOoComputerCode"><text:span text:style-name="T1"><text:tab/><text:tab/></text:span><text:span text:style-name="_5f_PHPSpecial"><text:span text:style-name="T1">$</text:span></text:span><text:span text:style-name="_5f_PHPIdent"><text:span text:style-name="T1">field</text:span></text:span><text:span text:style-name="_5f_PHPSpecial"><text:span text:style-name="T1">[$</text:span></text:span><text:span text:style-name="_5f_PHPIdent"><text:span text:style-name="T1">x</text:span></text:span><text:span text:style-name="_5f_PHPSpecial"><text:span text:style-name="T1">][$</text:span></text:span><text:span text:style-name="_5f_PHPIdent"><text:span text:style-name="T1">y</text:span></text:span><text:span text:style-name="_5f_PHPSpecial"><text:span text:style-name="T1">][</text:span></text:span><text:span text:style-name="_5f_PHPNumber"><text:span text:style-name="T1">0</text:span></text:span><text:span text:style-name="_5f_PHPSpecial"><text:span text:style-name="T1">]=</text:span></text:span><text:span text:style-name="_5f_PHPIdent"><text:span text:style-name="T1">true</text:span></text:span><text:span text:style-name="_5f_PHPSpecial"><text:span text:style-name="T1">;</text:span></text:span></text:p>
      <text:p text:style-name="_5f_OOoComputerCode"><text:span text:style-name="T1"><text:tab/><text:tab/></text:span><text:span text:style-name="_5f_PHPSpecial"><text:span text:style-name="T1">$</text:span></text:span><text:span text:style-name="_5f_PHPIdent"><text:span text:style-name="T1">field</text:span></text:span><text:span text:style-name="_5f_PHPSpecial"><text:span text:style-name="T1">[$</text:span></text:span><text:span text:style-name="_5f_PHPIdent"><text:span text:style-name="T1">x</text:span></text:span><text:span text:style-name="_5f_PHPSpecial"><text:span text:style-name="T1">][$</text:span></text:span><text:span text:style-name="_5f_PHPIdent"><text:span text:style-name="T1">y</text:span></text:span><text:span text:style-name="_5f_PHPSpecial"><text:span text:style-name="T1">][</text:span></text:span><text:span text:style-name="_5f_PHPNumber"><text:span text:style-name="T1">1</text:span></text:span><text:span text:style-name="_5f_PHPSpecial"><text:span text:style-name="T1">]=$</text:span></text:span><text:span text:style-name="_5f_PHPIdent"><text:span text:style-name="T1">block</text:span></text:span><text:span text:style-name="_5f_PHPSpecial"><text:span text:style-name="T1">[</text:span></text:span><text:span text:style-name="_5f_PHPNumber"><text:span text:style-name="T1">3</text:span></text:span><text:span text:style-name="_5f_PHPSpecial"><text:span text:style-name="T1">];</text:span></text:span></text:p>
      <text:p text:style-name="_5f_OOoComputerCode"><text:span text:style-name="T1"><text:tab/><text:tab/></text:span><text:span text:style-name="_5f_PHPKeyWord"><text:span text:style-name="T1">for</text:span></text:span><text:span text:style-name="_5f_PHPSpecial"><text:span text:style-name="T1">($</text:span></text:span><text:span text:style-name="_5f_PHPIdent"><text:span text:style-name="T1">i</text:span></text:span><text:span text:style-name="_5f_PHPSpecial"><text:span text:style-name="T1">=</text:span></text:span><text:span text:style-name="_5f_PHPNumber"><text:span text:style-name="T1">0</text:span></text:span><text:span text:style-name="_5f_PHPSpecial"><text:span text:style-name="T1">;$</text:span></text:span><text:span text:style-name="_5f_PHPIdent"><text:span text:style-name="T1">i</text:span></text:span><text:span text:style-name="_5f_PHPSpecial"><text:span text:style-name="T1">&lt;</text:span></text:span><text:span text:style-name="_5f_PHPNumber"><text:span text:style-name="T1">3</text:span></text:span><text:span text:style-name="_5f_PHPSpecial"><text:span text:style-name="T1">;$</text:span></text:span><text:span text:style-name="_5f_PHPIdent"><text:span text:style-name="T1">i</text:span></text:span><text:span text:style-name="_5f_PHPSpecial"><text:span text:style-name="T1">++){</text:span></text:span></text:p>
      <text:p text:style-name="_5f_OOoComputerCode"><text:span text:style-name="T1"><text:tab/><text:tab/><text:tab/></text:span><text:span text:style-name="_5f_PHPSpecial"><text:span text:style-name="T1">$</text:span></text:span><text:span text:style-name="_5f_PHPIdent"><text:span text:style-name="T1">field</text:span></text:span><text:span text:style-name="_5f_PHPSpecial"><text:span text:style-name="T1">[$</text:span></text:span><text:span text:style-name="_5f_PHPIdent"><text:span text:style-name="T1">x</text:span></text:span><text:span text:style-name="_5f_PHPSpecial"><text:span text:style-name="T1">+$</text:span></text:span><text:span text:style-name="_5f_PHPIdent"><text:span text:style-name="T1">block</text:span></text:span><text:span text:style-name="_5f_PHPSpecial"><text:span text:style-name="T1">[$</text:span></text:span><text:span text:style-name="_5f_PHPIdent"><text:span text:style-name="T1">i</text:span></text:span><text:span text:style-name="_5f_PHPSpecial"><text:span text:style-name="T1">][</text:span></text:span><text:span text:style-name="_5f_PHPNumber"><text:span text:style-name="T1">0</text:span></text:span><text:span text:style-name="_5f_PHPSpecial"><text:span text:style-name="T1">]][$</text:span></text:span><text:span text:style-name="_5f_PHPIdent"><text:span text:style-name="T1">y</text:span></text:span><text:span text:style-name="_5f_PHPSpecial"><text:span text:style-name="T1">+$</text:span></text:span><text:span text:style-name="_5f_PHPIdent"><text:span text:style-name="T1">block</text:span></text:span><text:span text:style-name="_5f_PHPSpecial"><text:span text:style-name="T1">[$</text:span></text:span><text:span text:style-name="_5f_PHPIdent"><text:span text:style-name="T1">i</text:span></text:span><text:span text:style-name="_5f_PHPSpecial"><text:span text:style-name="T1">][</text:span></text:span><text:span text:style-name="_5f_PHPNumber"><text:span text:style-name="T1">1</text:span></text:span><text:span text:style-name="_5f_PHPSpecial"><text:span text:style-name="T1">]][</text:span></text:span><text:span text:style-name="_5f_PHPNumber"><text:span text:style-name="T1">0</text:span></text:span><text:span text:style-name="_5f_PHPSpecial"><text:span text:style-name="T1">]=</text:span></text:span><text:span text:style-name="_5f_PHPIdent"><text:span text:style-name="T1">true</text:span></text:span><text:span text:style-name="_5f_PHPSpecial"><text:span text:style-name="T1">;</text:span></text:span></text:p>
      <text:p text:style-name="_5f_OOoComputerCode"><text:span text:style-name="T1"><text:tab/><text:tab/><text:tab/></text:span><text:span text:style-name="_5f_PHPSpecial"><text:span text:style-name="T1">$</text:span></text:span><text:span text:style-name="_5f_PHPIdent"><text:span text:style-name="T1">field</text:span></text:span><text:span text:style-name="_5f_PHPSpecial"><text:span text:style-name="T1">[$</text:span></text:span><text:span text:style-name="_5f_PHPIdent"><text:span text:style-name="T1">x</text:span></text:span><text:span text:style-name="_5f_PHPSpecial"><text:span text:style-name="T1">+$</text:span></text:span><text:span text:style-name="_5f_PHPIdent"><text:span text:style-name="T1">block</text:span></text:span><text:span text:style-name="_5f_PHPSpecial"><text:span text:style-name="T1">[$</text:span></text:span><text:span text:style-name="_5f_PHPIdent"><text:span text:style-name="T1">i</text:span></text:span><text:span text:style-name="_5f_PHPSpecial"><text:span text:style-name="T1">][</text:span></text:span><text:span text:style-name="_5f_PHPNumber"><text:span text:style-name="T1">0</text:span></text:span><text:span text:style-name="_5f_PHPSpecial"><text:span text:style-name="T1">]][$</text:span></text:span><text:span text:style-name="_5f_PHPIdent"><text:span text:style-name="T1">y</text:span></text:span><text:span text:style-name="_5f_PHPSpecial"><text:span text:style-name="T1">+$</text:span></text:span><text:span text:style-name="_5f_PHPIdent"><text:span text:style-name="T1">block</text:span></text:span><text:span text:style-name="_5f_PHPSpecial"><text:span text:style-name="T1">[$</text:span></text:span><text:span text:style-name="_5f_PHPIdent"><text:span text:style-name="T1">i</text:span></text:span><text:span text:style-name="_5f_PHPSpecial"><text:span text:style-name="T1">][</text:span></text:span><text:span text:style-name="_5f_PHPNumber"><text:span text:style-name="T1">1</text:span></text:span><text:span text:style-name="_5f_PHPSpecial"><text:span text:style-name="T1">]][</text:span></text:span><text:span text:style-name="_5f_PHPNumber"><text:span text:style-name="T1">1</text:span></text:span><text:span text:style-name="_5f_PHPSpecial"><text:span text:style-name="T1">]=$</text:span></text:span><text:span text:style-name="_5f_PHPIdent"><text:span text:style-name="T1">block</text:span></text:span><text:span text:style-name="_5f_PHPSpecial"><text:span text:style-name="T1">[</text:span></text:span><text:span text:style-name="_5f_PHPNumber"><text:span text:style-name="T1">3</text:span></text:span><text:span text:style-name="_5f_PHPSpecial"><text:span text:style-name="T1">];</text:span></text:span></text:p>
      <text:p text:style-name="_5f_OOoComputerCode"><text:span text:style-name="T1"><text:tab/><text:tab/></text:span><text:span text:style-name="_5f_PHPSpecial"><text:span text:style-name="T1">}</text:span></text:span></text:p>
      <text:p text:style-name="_5f_OOoComputerCode"><text:span text:style-name="_5f_PHPSpecial"><text:span text:style-name="T1"/></text:span></text:p>
      <text:p text:style-name="P7"><text:span text:style-name="_5f_PHPIdent"><text:span text:style-name="T5">Anschließend wird Reihe für Reihe geprüft, ob die Reihe in Frage vollständig von Elementen belegt ist. Für jede Reihe, bei der dies der Fall ist wird die Variable </text:span></text:span><text:span text:style-name="_5f_PHPSpecial"><text:span text:style-name="T2">$</text:span></text:span><text:span text:style-name="_5f_PHPIdent"><text:span text:style-name="T2">rowRemoveCount </text:span></text:span><text:span text:style-name="_5f_PHPIdent"><text:span text:style-name="T5">um eins erhöht. Diese Variable wird zur Berechnung des Punktestandes benutzt.</text:span></text:span></text:p>
      <text:p text:style-name="P8"><text:tab/><text:tab/></text:p>
      <text:p text:style-name="_5f_OOoComputerCode"><text:span text:style-name="T1"><text:tab/><text:tab/></text:span><text:span text:style-name="_5f_PHPComment"><text:span text:style-name="T1">//remove full rows &amp; count score</text:span></text:span></text:p>
      <text:p text:style-name="_5f_OOoComputerCode"><text:span text:style-name="T1"><text:tab/><text:tab/></text:span><text:span text:style-name="_5f_PHPSpecial"><text:span text:style-name="T1">$</text:span></text:span><text:span text:style-name="_5f_PHPIdent"><text:span text:style-name="T1">rowRemoveCount</text:span></text:span><text:span text:style-name="T1"> </text:span><text:span text:style-name="_5f_PHPSpecial"><text:span text:style-name="T1">=</text:span></text:span><text:span text:style-name="T1"> </text:span><text:span text:style-name="_5f_PHPNumber"><text:span text:style-name="T1">0</text:span></text:span><text:span text:style-name="_5f_PHPSpecial"><text:span text:style-name="T1">;</text:span></text:span></text:p>
      <text:p text:style-name="_5f_OOoComputerCode"><text:span text:style-name="T1"><text:tab/><text:tab/></text:span><text:span text:style-name="_5f_PHPKeyWord"><text:span text:style-name="T1">for</text:span></text:span><text:span text:style-name="_5f_PHPSpecial"><text:span text:style-name="T1">($</text:span></text:span><text:span text:style-name="_5f_PHPIdent"><text:span text:style-name="T1">q</text:span></text:span><text:span text:style-name="_5f_PHPSpecial"><text:span text:style-name="T1">=</text:span></text:span><text:span text:style-name="_5f_PHPNumber"><text:span text:style-name="T1">0</text:span></text:span><text:span text:style-name="_5f_PHPSpecial"><text:span text:style-name="T1">;$</text:span></text:span><text:span text:style-name="_5f_PHPIdent"><text:span text:style-name="T1">q</text:span></text:span><text:span text:style-name="_5f_PHPSpecial"><text:span text:style-name="T1">&lt;</text:span></text:span><text:span text:style-name="_5f_PHPIdent"><text:span text:style-name="T1">height</text:span></text:span><text:span text:style-name="_5f_PHPSpecial"><text:span text:style-name="T1">;$</text:span></text:span><text:span text:style-name="_5f_PHPIdent"><text:span text:style-name="T1">q</text:span></text:span><text:span text:style-name="_5f_PHPSpecial"><text:span text:style-name="T1">++){</text:span></text:span></text:p>
      <text:p text:style-name="_5f_OOoComputerCode"><text:span text:style-name="T1"><text:tab/><text:tab/><text:tab/></text:span><text:span text:style-name="_5f_PHPComment"><text:span text:style-name="T1">//check if row is full</text:span></text:span></text:p>
      <text:p text:style-name="_5f_OOoComputerCode"><text:span text:style-name="T1"><text:tab/><text:tab/><text:tab/></text:span><text:span text:style-name="_5f_PHPSpecial"><text:span text:style-name="T1">$</text:span></text:span><text:span text:style-name="_5f_PHPIdent"><text:span text:style-name="T1">full</text:span></text:span><text:span text:style-name="_5f_PHPSpecial"><text:span text:style-name="T1">=</text:span></text:span><text:span text:style-name="_5f_PHPIdent"><text:span text:style-name="T1">true</text:span></text:span><text:span text:style-name="_5f_PHPSpecial"><text:span text:style-name="T1">;//</text:span></text:span><text:span text:style-name="_5f_PHPIdent"><text:span text:style-name="T1">reset</text:span></text:span></text:p>
      <text:p text:style-name="_5f_OOoComputerCode"><text:span text:style-name="T1"><text:tab/><text:tab/><text:tab/></text:span><text:span text:style-name="_5f_PHPKeyWord"><text:span text:style-name="T1">for</text:span></text:span><text:span text:style-name="_5f_PHPSpecial"><text:span text:style-name="T1">($</text:span></text:span><text:span text:style-name="_5f_PHPIdent"><text:span text:style-name="T1">i</text:span></text:span><text:span text:style-name="_5f_PHPSpecial"><text:span text:style-name="T1">=</text:span></text:span><text:span text:style-name="_5f_PHPNumber"><text:span text:style-name="T1">0</text:span></text:span><text:span text:style-name="_5f_PHPSpecial"><text:span text:style-name="T1">;$</text:span></text:span><text:span text:style-name="_5f_PHPIdent"><text:span text:style-name="T1">i</text:span></text:span><text:span text:style-name="_5f_PHPSpecial"><text:span text:style-name="T1">&lt;</text:span></text:span><text:span text:style-name="_5f_PHPIdent"><text:span text:style-name="T1">width</text:span></text:span><text:span text:style-name="_5f_PHPSpecial"><text:span text:style-name="T1">;$</text:span></text:span><text:span text:style-name="_5f_PHPIdent"><text:span text:style-name="T1">i</text:span></text:span><text:span text:style-name="_5f_PHPSpecial"><text:span text:style-name="T1">++){</text:span></text:span></text:p>
      <text:p text:style-name="_5f_OOoComputerCode"><text:span text:style-name="T1"><text:tab/><text:tab/><text:tab/><text:tab/></text:span><text:span text:style-name="_5f_PHPSpecial"><text:span text:style-name="T1">$</text:span></text:span><text:span text:style-name="_5f_PHPIdent"><text:span text:style-name="T1">full</text:span></text:span><text:span text:style-name="T1"> </text:span><text:span text:style-name="_5f_PHPSpecial"><text:span text:style-name="T1">=</text:span></text:span><text:span text:style-name="T1"> </text:span><text:span text:style-name="_5f_PHPSpecial"><text:span text:style-name="T1">$</text:span></text:span><text:span text:style-name="_5f_PHPIdent"><text:span text:style-name="T1">full</text:span></text:span><text:span text:style-name="T1"> </text:span><text:span text:style-name="_5f_PHPSpecial"><text:span text:style-name="T1">&amp;&amp;</text:span></text:span><text:span text:style-name="T1"> </text:span><text:span text:style-name="_5f_PHPSpecial"><text:span text:style-name="T1">$</text:span></text:span><text:span text:style-name="_5f_PHPIdent"><text:span text:style-name="T1">field</text:span></text:span><text:span text:style-name="_5f_PHPSpecial"><text:span text:style-name="T1">[$</text:span></text:span><text:span text:style-name="_5f_PHPIdent"><text:span text:style-name="T1">i</text:span></text:span><text:span text:style-name="_5f_PHPSpecial"><text:span text:style-name="T1">][$</text:span></text:span><text:span text:style-name="_5f_PHPIdent"><text:span text:style-name="T1">q</text:span></text:span><text:span text:style-name="_5f_PHPSpecial"><text:span text:style-name="T1">][</text:span></text:span><text:span text:style-name="_5f_PHPNumber"><text:span text:style-name="T1">0</text:span></text:span><text:span text:style-name="_5f_PHPSpecial"><text:span text:style-name="T1">];</text:span></text:span></text:p>
      <text:p text:style-name="_5f_OOoComputerCode"><text:span text:style-name="T1"><text:tab/><text:tab/><text:tab/></text:span><text:span text:style-name="_5f_PHPSpecial"><text:span text:style-name="T1">}</text:span></text:span></text:p>
      <text:p text:style-name="_5f_OOoComputerCode"><text:span text:style-name="_5f_PHPSpecial"><text:span text:style-name="T1"/></text:span></text:p>
      <text:p text:style-name="P7"><text:span text:style-name="_5f_PHPIdent"><text:span text:style-name="T5">Ist eine Reihe komplett belegt, so wird sie, den Regeln gemäß, entfernt und alle darüberliegenden Reihen rücken hinunter. Dies ist implementiert indem von unten nach oben jeweils jede Reihe zu einer Kopie der darüberliegenden wird.</text:span></text:span></text:p>
      <text:p text:style-name="_5f_OOoComputerCode"><text:span text:style-name="T1"><text:tab/><text:tab/><text:tab/></text:span><text:span text:style-name="_5f_PHPComment"><text:span text:style-name="T1">//remove full row, ie slide everything above full row down 1</text:span></text:span></text:p>
      <text:p text:style-name="_5f_OOoComputerCode"><text:span text:style-name="T1"><text:tab/><text:tab/><text:tab/></text:span><text:span text:style-name="_5f_PHPKeyWord"><text:span text:style-name="T1">if</text:span></text:span><text:span text:style-name="_5f_PHPSpecial"><text:span text:style-name="T1">($</text:span></text:span><text:span text:style-name="_5f_PHPIdent"><text:span text:style-name="T1">full</text:span></text:span><text:span text:style-name="_5f_PHPSpecial"><text:span text:style-name="T1">){</text:span></text:span></text:p>
      <text:p text:style-name="_5f_OOoComputerCode"><text:span text:style-name="T1"><text:tab/><text:tab/><text:tab/><text:tab/></text:span><text:span text:style-name="_5f_PHPSpecial"><text:span text:style-name="T1">$</text:span></text:span><text:span text:style-name="_5f_PHPIdent"><text:span text:style-name="T1">rowRemoveCount</text:span></text:span><text:span text:style-name="_5f_PHPSpecial"><text:span text:style-name="T1">++;</text:span></text:span></text:p>
      <text:p text:style-name="_5f_OOoComputerCode"><text:span text:style-name="T1"><text:tab/><text:tab/><text:tab/><text:tab/></text:span><text:span text:style-name="_5f_PHPKeyWord"><text:span text:style-name="T1">for</text:span></text:span><text:span text:style-name="_5f_PHPSpecial"><text:span text:style-name="T1">($</text:span></text:span><text:span text:style-name="_5f_PHPIdent"><text:span text:style-name="T1">h</text:span></text:span><text:span text:style-name="_5f_PHPSpecial"><text:span text:style-name="T1">=$</text:span></text:span><text:span text:style-name="_5f_PHPIdent"><text:span text:style-name="T1">q</text:span></text:span><text:span text:style-name="_5f_PHPSpecial"><text:span text:style-name="T1">;$</text:span></text:span><text:span text:style-name="_5f_PHPIdent"><text:span text:style-name="T1">h</text:span></text:span><text:span text:style-name="_5f_PHPSpecial"><text:span text:style-name="T1">&gt;</text:span></text:span><text:span text:style-name="_5f_PHPNumber"><text:span text:style-name="T1">0</text:span></text:span><text:span text:style-name="_5f_PHPSpecial"><text:span text:style-name="T1">;$</text:span></text:span><text:span text:style-name="_5f_PHPIdent"><text:span text:style-name="T1">h</text:span></text:span><text:span text:style-name="_5f_PHPSpecial"><text:span text:style-name="T1">--){</text:span></text:span></text:p>
      <text:p text:style-name="_5f_OOoComputerCode"><text:span text:style-name="T1"><text:tab/><text:tab/><text:tab/><text:tab/><text:tab/></text:span><text:span text:style-name="_5f_PHPKeyWord"><text:span text:style-name="T1">for</text:span></text:span><text:span text:style-name="_5f_PHPSpecial"><text:span text:style-name="T1">($</text:span></text:span><text:span text:style-name="_5f_PHPIdent"><text:span text:style-name="T1">i</text:span></text:span><text:span text:style-name="_5f_PHPSpecial"><text:span text:style-name="T1">=</text:span></text:span><text:span text:style-name="_5f_PHPNumber"><text:span text:style-name="T1">0</text:span></text:span><text:span text:style-name="_5f_PHPSpecial"><text:span text:style-name="T1">;$</text:span></text:span><text:span text:style-name="_5f_PHPIdent"><text:span text:style-name="T1">i</text:span></text:span><text:span text:style-name="_5f_PHPSpecial"><text:span text:style-name="T1">&lt;</text:span></text:span><text:span text:style-name="_5f_PHPIdent"><text:span text:style-name="T1">width</text:span></text:span><text:span text:style-name="_5f_PHPSpecial"><text:span text:style-name="T1">;$</text:span></text:span><text:span text:style-name="_5f_PHPIdent"><text:span text:style-name="T1">i</text:span></text:span><text:span text:style-name="_5f_PHPSpecial"><text:span text:style-name="T1">++){</text:span></text:span></text:p>
      <text:p text:style-name="_5f_OOoComputerCode"><text:span text:style-name="T1"><text:tab/><text:tab/><text:tab/><text:tab/><text:tab/><text:tab/></text:span><text:span text:style-name="_5f_PHPSpecial"><text:span text:style-name="T1">$</text:span></text:span><text:span text:style-name="_5f_PHPIdent"><text:span text:style-name="T1">field</text:span></text:span><text:span text:style-name="_5f_PHPSpecial"><text:span text:style-name="T1">[$</text:span></text:span><text:span text:style-name="_5f_PHPIdent"><text:span text:style-name="T1">i</text:span></text:span><text:span text:style-name="_5f_PHPSpecial"><text:span text:style-name="T1">][$</text:span></text:span><text:span text:style-name="_5f_PHPIdent"><text:span text:style-name="T1">h</text:span></text:span><text:span text:style-name="_5f_PHPSpecial"><text:span text:style-name="T1">][</text:span></text:span><text:span text:style-name="_5f_PHPNumber"><text:span text:style-name="T1">0</text:span></text:span><text:span text:style-name="_5f_PHPSpecial"><text:span text:style-name="T1">]=$</text:span></text:span><text:span text:style-name="_5f_PHPIdent"><text:span text:style-name="T1">field</text:span></text:span><text:span text:style-name="_5f_PHPSpecial"><text:span text:style-name="T1">[$</text:span></text:span><text:span text:style-name="_5f_PHPIdent"><text:span text:style-name="T1">i</text:span></text:span><text:span text:style-name="_5f_PHPSpecial"><text:span text:style-name="T1">][$</text:span></text:span><text:span text:style-name="_5f_PHPIdent"><text:span text:style-name="T1">h</text:span></text:span><text:span text:style-name="_5f_PHPSpecial"><text:span text:style-name="T1">-</text:span></text:span><text:span text:style-name="_5f_PHPNumber"><text:span text:style-name="T1">1</text:span></text:span><text:span text:style-name="_5f_PHPSpecial"><text:span text:style-name="T1">][</text:span></text:span><text:span text:style-name="_5f_PHPNumber"><text:span text:style-name="T1">0</text:span></text:span><text:span text:style-name="_5f_PHPSpecial"><text:span text:style-name="T1">];</text:span></text:span></text:p>
      <text:p text:style-name="_5f_OOoComputerCode"><text:span text:style-name="T1"><text:tab/><text:tab/><text:tab/><text:tab/><text:tab/><text:tab/></text:span><text:span text:style-name="_5f_PHPKeyWord"><text:span text:style-name="T1">if</text:span></text:span><text:span text:style-name="_5f_PHPSpecial"><text:span text:style-name="T1">(</text:span></text:span><text:span text:style-name="_5f_PHPKeyWord"><text:span text:style-name="T1">isset</text:span></text:span><text:span text:style-name="_5f_PHPSpecial"><text:span text:style-name="T1">($</text:span></text:span><text:span text:style-name="_5f_PHPIdent"><text:span text:style-name="T1">field</text:span></text:span><text:span text:style-name="_5f_PHPSpecial"><text:span text:style-name="T1">[$</text:span></text:span><text:span text:style-name="_5f_PHPIdent"><text:span text:style-name="T1">i</text:span></text:span><text:span text:style-name="_5f_PHPSpecial"><text:span text:style-name="T1">][$</text:span></text:span><text:span text:style-name="_5f_PHPIdent"><text:span text:style-name="T1">h</text:span></text:span><text:span text:style-name="_5f_PHPSpecial"><text:span text:style-name="T1">-</text:span></text:span><text:span text:style-name="_5f_PHPNumber"><text:span text:style-name="T1">1</text:span></text:span><text:span text:style-name="_5f_PHPSpecial"><text:span text:style-name="T1">][</text:span></text:span><text:span text:style-name="_5f_PHPNumber"><text:span text:style-name="T1">1</text:span></text:span><text:span text:style-name="_5f_PHPSpecial"><text:span text:style-name="T1">]))</text:span></text:span><text:span text:style-name="T1"> </text:span></text:p>
      <text:p text:style-name="_5f_OOoComputerCode"><text:span text:style-name="_5f_PHPSpecial"><text:span text:style-name="T1"><text:tab/><text:tab/><text:tab/><text:tab/><text:tab/><text:tab/><text:tab/>$</text:span></text:span><text:span text:style-name="_5f_PHPIdent"><text:span text:style-name="T1">field</text:span></text:span><text:span text:style-name="_5f_PHPSpecial"><text:span text:style-name="T1">[$</text:span></text:span><text:span text:style-name="_5f_PHPIdent"><text:span text:style-name="T1">i</text:span></text:span><text:span text:style-name="_5f_PHPSpecial"><text:span text:style-name="T1">][$</text:span></text:span><text:span text:style-name="_5f_PHPIdent"><text:span text:style-name="T1">h</text:span></text:span><text:span text:style-name="_5f_PHPSpecial"><text:span text:style-name="T1">][</text:span></text:span><text:span text:style-name="_5f_PHPNumber"><text:span text:style-name="T1">1</text:span></text:span><text:span text:style-name="_5f_PHPSpecial"><text:span text:style-name="T1">]=$</text:span></text:span><text:span text:style-name="_5f_PHPIdent"><text:span text:style-name="T1">field</text:span></text:span><text:span text:style-name="_5f_PHPSpecial"><text:span text:style-name="T1">[$</text:span></text:span><text:span text:style-name="_5f_PHPIdent"><text:span text:style-name="T1">i</text:span></text:span><text:span text:style-name="_5f_PHPSpecial"><text:span text:style-name="T1">][$</text:span></text:span><text:span text:style-name="_5f_PHPIdent"><text:span text:style-name="T1">h</text:span></text:span><text:span text:style-name="_5f_PHPSpecial"><text:span text:style-name="T1">-</text:span></text:span><text:span text:style-name="_5f_PHPNumber"><text:span text:style-name="T1">1</text:span></text:span><text:span text:style-name="_5f_PHPSpecial"><text:span text:style-name="T1">][</text:span></text:span><text:span text:style-name="_5f_PHPNumber"><text:span text:style-name="T1">1</text:span></text:span><text:span text:style-name="_5f_PHPSpecial"><text:span text:style-name="T1">];</text:span></text:span></text:p>
      <text:p text:style-name="_5f_OOoComputerCode"><text:span text:style-name="T1"><text:tab/><text:tab/><text:tab/><text:tab/><text:tab/></text:span><text:span text:style-name="_5f_PHPSpecial"><text:span text:style-name="T1">}</text:span></text:span></text:p>
      <text:p text:style-name="_5f_OOoComputerCode"><text:span text:style-name="T1"><text:tab/><text:tab/><text:tab/><text:tab/></text:span><text:span text:style-name="_5f_PHPSpecial"><text:span text:style-name="T1">}</text:span></text:span></text:p>
      <text:p text:style-name="P7"><text:span text:style-name="_5f_PHPIdent"><text:span text:style-name="T5">Ausnahme hierfür ist natürlich die oberste Reihe, da es zu der ja keine darüberliegende gibt:</text:span></text:span></text:p>
      <text:p text:style-name="_5f_OOoComputerCode"><text:span text:style-name="T1"><text:tab/><text:tab/><text:tab/><text:tab/></text:span><text:span text:style-name="_5f_PHPComment"><text:span text:style-name="T1">//empty uppermost row</text:span></text:span></text:p>
      <text:p text:style-name="_5f_OOoComputerCode"><text:span text:style-name="T1"><text:tab/><text:tab/><text:tab/><text:tab/></text:span><text:span text:style-name="_5f_PHPKeyWord"><text:span text:style-name="T1">for</text:span></text:span><text:span text:style-name="_5f_PHPSpecial"><text:span text:style-name="T1">($</text:span></text:span><text:span text:style-name="_5f_PHPIdent"><text:span text:style-name="T1">i</text:span></text:span><text:span text:style-name="_5f_PHPSpecial"><text:span text:style-name="T1">=</text:span></text:span><text:span text:style-name="_5f_PHPNumber"><text:span text:style-name="T1">0</text:span></text:span><text:span text:style-name="_5f_PHPSpecial"><text:span text:style-name="T1">;$</text:span></text:span><text:span text:style-name="_5f_PHPIdent"><text:span text:style-name="T1">i</text:span></text:span><text:span text:style-name="_5f_PHPSpecial"><text:span text:style-name="T1">&lt;</text:span></text:span><text:span text:style-name="_5f_PHPIdent"><text:span text:style-name="T1">width</text:span></text:span><text:span text:style-name="_5f_PHPSpecial"><text:span text:style-name="T1">;$</text:span></text:span><text:span text:style-name="_5f_PHPIdent"><text:span text:style-name="T1">i</text:span></text:span><text:span text:style-name="_5f_PHPSpecial"><text:span text:style-name="T1">++)</text:span></text:span></text:p>
      <text:p text:style-name="_5f_OOoComputerCode"><text:span text:style-name="T1"><text:tab/><text:tab/><text:tab/><text:tab/><text:tab/></text:span><text:span text:style-name="_5f_PHPSpecial"><text:span text:style-name="T1">$</text:span></text:span><text:span text:style-name="_5f_PHPIdent"><text:span text:style-name="T1">field</text:span></text:span><text:span text:style-name="_5f_PHPSpecial"><text:span text:style-name="T1">[$</text:span></text:span><text:span text:style-name="_5f_PHPIdent"><text:span text:style-name="T1">i</text:span></text:span><text:span text:style-name="_5f_PHPSpecial"><text:span text:style-name="T1">][</text:span></text:span><text:span text:style-name="_5f_PHPNumber"><text:span text:style-name="T1">0</text:span></text:span><text:span text:style-name="_5f_PHPSpecial"><text:span text:style-name="T1">][</text:span></text:span><text:span text:style-name="_5f_PHPNumber"><text:span text:style-name="T1">0</text:span></text:span><text:span text:style-name="_5f_PHPSpecial"><text:span text:style-name="T1">]=</text:span></text:span><text:span text:style-name="_5f_PHPIdent"><text:span text:style-name="T1">false</text:span></text:span><text:span text:style-name="_5f_PHPSpecial"><text:span text:style-name="T1">;</text:span></text:span></text:p>
      <text:p text:style-name="_5f_OOoComputerCode"><text:span text:style-name="T1"><text:tab/><text:tab/><text:tab/></text:span><text:span text:style-name="_5f_PHPSpecial"><text:span text:style-name="T1">}</text:span></text:span></text:p>
      <text:p text:style-name="_5f_OOoComputerCode"><text:soft-page-break/><text:span text:style-name="T1"><text:tab/><text:tab/></text:span><text:span text:style-name="_5f_PHPSpecial"><text:span text:style-name="T1">}</text:span></text:span></text:p>
      <text:p text:style-name="_5f_OOoComputerCode"><text:span text:style-name="_5f_PHPSpecial"><text:span text:style-name="T1"/></text:span></text:p>
      <text:p text:style-name="P7"><text:span text:style-name="_5f_PHPIdent"><text:span text:style-name="T5">Zuletzt wird der Punktestand aktualisiert und ein neuer Block gespawnt.</text:span></text:span></text:p>
      <text:p text:style-name="_5f_OOoComputerCode"><text:span text:style-name="T1"><text:tab/><text:tab/></text:span><text:span text:style-name="_5f_PHPSpecial"><text:span text:style-name="T1">$</text:span></text:span><text:span text:style-name="_5f_PHPIdent"><text:span text:style-name="T1">score</text:span></text:span><text:span text:style-name="T1"> </text:span><text:span text:style-name="_5f_PHPSpecial"><text:span text:style-name="T1">+=</text:span></text:span><text:span text:style-name="T1"> </text:span><text:span text:style-name="_5f_PHPIdent"><text:span text:style-name="T1">floor</text:span></text:span><text:span text:style-name="_5f_PHPSpecial"><text:span text:style-name="T1">(</text:span></text:span><text:span text:style-name="_5f_PHPIdent"><text:span text:style-name="T1">pow</text:span></text:span><text:span text:style-name="_5f_PHPSpecial"><text:span text:style-name="T1">(</text:span></text:span><text:span text:style-name="_5f_PHPNumber"><text:span text:style-name="T1">2</text:span></text:span><text:span text:style-name="_5f_PHPSpecial"><text:span text:style-name="T1">,$</text:span></text:span><text:span text:style-name="_5f_PHPIdent"><text:span text:style-name="T1">rowRemoveCount</text:span></text:span><text:span text:style-name="_5f_PHPSpecial"><text:span text:style-name="T1">-</text:span></text:span><text:span text:style-name="_5f_PHPNumber"><text:span text:style-name="T1">1</text:span></text:span><text:span text:style-name="_5f_PHPSpecial"><text:span text:style-name="T1">));</text:span></text:span></text:p>
      <text:p text:style-name="P8"><text:tab/></text:p>
      <text:p text:style-name="_5f_OOoComputerCode"><text:span text:style-name="T1"><text:tab/><text:tab/></text:span><text:span text:style-name="_5f_PHPComment"><text:span text:style-name="T1">//spawn new block</text:span></text:span></text:p>
      <text:p text:style-name="_5f_OOoComputerCode"><text:span text:style-name="T1"><text:tab/><text:tab/></text:span><text:span text:style-name="_5f_PHPSpecial"><text:span text:style-name="T1">$</text:span></text:span><text:span text:style-name="_5f_PHPIdent"><text:span text:style-name="T1">y</text:span></text:span><text:span text:style-name="_5f_PHPSpecial"><text:span text:style-name="T1">=</text:span></text:span><text:span text:style-name="_5f_PHPIdent"><text:span text:style-name="T1">spawnY</text:span></text:span><text:span text:style-name="_5f_PHPSpecial"><text:span text:style-name="T1">;</text:span></text:span></text:p>
      <text:p text:style-name="_5f_OOoComputerCode"><text:span text:style-name="T1"><text:tab/><text:tab/></text:span><text:span text:style-name="_5f_PHPSpecial"><text:span text:style-name="T1">$</text:span></text:span><text:span text:style-name="_5f_PHPIdent"><text:span text:style-name="T1">x</text:span></text:span><text:span text:style-name="_5f_PHPSpecial"><text:span text:style-name="T1">=</text:span></text:span><text:span text:style-name="_5f_PHPIdent"><text:span text:style-name="T1">spawnX</text:span></text:span><text:span text:style-name="_5f_PHPSpecial"><text:span text:style-name="T1">;</text:span></text:span></text:p>
      <text:p text:style-name="_5f_OOoComputerCode"><text:span text:style-name="T1"><text:tab/><text:tab/></text:span><text:span text:style-name="_5f_PHPSpecial"><text:span text:style-name="T1">$</text:span></text:span><text:span text:style-name="_5f_PHPIdent"><text:span text:style-name="T1">block</text:span></text:span><text:span text:style-name="_5f_PHPSpecial"><text:span text:style-name="T1">=$</text:span></text:span><text:span text:style-name="_5f_PHPIdent"><text:span text:style-name="T1">BLOCKS</text:span></text:span><text:span text:style-name="_5f_PHPSpecial"><text:span text:style-name="T1">[</text:span></text:span><text:span text:style-name="_5f_PHPIdent"><text:span text:style-name="T1">rand</text:span></text:span><text:span text:style-name="_5f_PHPSpecial"><text:span text:style-name="T1">(</text:span></text:span><text:span text:style-name="_5f_PHPNumber"><text:span text:style-name="T1">0</text:span></text:span><text:span text:style-name="_5f_PHPSpecial"><text:span text:style-name="T1">,</text:span></text:span><text:span text:style-name="_5f_PHPNumber"><text:span text:style-name="T1">6</text:span></text:span><text:span text:style-name="_5f_PHPSpecial"><text:span text:style-name="T1">)];</text:span></text:span></text:p>
      <text:p text:style-name="P8"/>
      <text:p text:style-name="P7"><text:span text:style-name="_5f_PHPIdent"><text:span text:style-name="T5">Nachdem der neue Block gespawnt ist, wird erneut mit Hilfe der <text:s/></text:span></text:span><text:span text:style-name="_5f_PHPIdent"><text:span text:style-name="T2">isNotLegal </text:span></text:span><text:span text:style-name="_5f_PHPIdent"><text:span text:style-name="T5">Funktion geprüft, ob ein unzulässiger Spielzustand entstanden ist. Falls ja, bedeutet dies, dass das Spiel verloren wurde.</text:span></text:span></text:p>
      <text:p text:style-name="P8"/>
      <text:p text:style-name="_5f_OOoComputerCode"><text:span text:style-name="T1"><text:tab/><text:tab/></text:span><text:span text:style-name="_5f_PHPComment"><text:span text:style-name="T1">//check if game is done</text:span></text:span></text:p>
      <text:p text:style-name="_5f_OOoComputerCode"><text:span text:style-name="T1"><text:tab/><text:tab/></text:span><text:span text:style-name="_5f_PHPKeyWord"><text:span text:style-name="T1">if</text:span></text:span><text:span text:style-name="_5f_PHPSpecial"><text:span text:style-name="T1">(</text:span></text:span><text:span text:style-name="_5f_PHPIdent"><text:span text:style-name="T1">isNotLegal</text:span></text:span><text:span text:style-name="_5f_PHPSpecial"><text:span text:style-name="T1">())$</text:span></text:span><text:span text:style-name="_5f_PHPIdent"><text:span text:style-name="T1">gameOver</text:span></text:span><text:span text:style-name="T1"> </text:span><text:span text:style-name="_5f_PHPSpecial"><text:span text:style-name="T1">=</text:span></text:span><text:span text:style-name="T1"> </text:span><text:span text:style-name="_5f_PHPIdent"><text:span text:style-name="T1">true</text:span></text:span><text:span text:style-name="_5f_PHPSpecial"><text:span text:style-name="T1">;</text:span></text:span></text:p>
      <text:p text:style-name="_5f_OOoComputerCode"><text:span text:style-name="T1"><text:tab/></text:span><text:span text:style-name="_5f_PHPSpecial"><text:span text:style-name="T1">}</text:span></text:span></text:p>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_5f_OOoComputerCode" style:display-name="_OOoComputerCode" style:family="paragraph" style:parent-style-name="Standard" style:class="text"/>
    <style:style style:name="OOoComputerCode" style:family="text">
      <style:text-properties fo:color="#000000" style:font-name="Courier New1"/>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PHPComment" style:display-name="_PHPComment" style:family="text" style:parent-style-name="_5f_OOoComputerComment">
      <style:text-properties fo:color="#99ccff"/>
    </style:style>
    <style:style style:name="_5f_PHPLiteral" style:display-name="_PHPLiteral" style:family="text" style:parent-style-name="_5f_OOoComputerLiteral">
      <style:text-properties fo:color="#333399"/>
    </style:style>
    <style:style style:name="_5f_PHPKeyWord" style:display-name="_PHPKeyWord" style:family="text" style:parent-style-name="_5f_OOoComputerKeyWord">
      <style:text-properties fo:color="#993399"/>
    </style:style>
    <style:style style:name="_5f_PHPIdent" style:display-name="_PHPIdent" style:family="text" style:parent-style-name="_5f_OOoComputerIdent">
      <style:text-properties fo:color="#333399"/>
    </style:style>
    <style:style style:name="_5f_PHPNumber" style:display-name="_PHPNumber" style:family="text" style:parent-style-name="_5f_OOoComputerNumber">
      <style:text-properties fo:color="#8b0000"/>
    </style:style>
    <style:style style:name="_5f_PHPSpecial" style:display-name="_PHPSpecial" style:family="text" style:parent-style-name="_5f_OOoComputerSpecial">
      <style:text-properties fo:color="#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2-18T09:49:58.79</meta:creation-date>
    <dc:date>2016-12-20T05:34:17.75</dc:date>
    <meta:editing-duration>PT7H31M41S</meta:editing-duration>
    <meta:editing-cycles>23</meta:editing-cycles>
    <meta:generator>OpenOffice/4.1.2$Win32 OpenOffice.org_project/412m3$Build-9782</meta:generator>
    <meta:document-statistic meta:table-count="0" meta:image-count="0" meta:object-count="0" meta:page-count="5" meta:paragraph-count="122" meta:word-count="1168" meta:character-count="8818"/>
  </office:meta>
</office:document-meta>
</file>